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phpMyAdmin SQL Dump</text:p>
      <text:p text:style-name="Standard">-- version 3.2.0.1</text:p>
      <text:p text:style-name="Standard">-- http://www.phpmyadmin.net</text:p>
      <text:p text:style-name="Standard">--</text:p>
      <text:p text:style-name="Standard">-- Servidor: localhost</text:p>
      <text:p text:style-name="Standard">-- Tiempo de generación: 22-10-2011 a las 23:09:12</text:p>
      <text:p text:style-name="Standard">-- Versión del servidor: 5.1.36</text:p>
      <text:p text:style-name="Standard">-- Versión de PHP: 5.3.0</text:p>
      <text:p text:style-name="Standard"/>
      <text:p text:style-name="Standard">SET SQL_MODE="NO_AUTO_VALUE_ON_ZERO";</text:p>
      <text:p text:style-name="Standard"/>
      <text:p text:style-name="Standard">--</text:p>
      <text:p text:style-name="Standard">-- Base de datos: `slamdb`</text:p>
      <text:p text:style-name="Standard">--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afiliaciones`</text:p>
      <text:p text:style-name="Standard">--</text:p>
      <text:p text:style-name="Standard"/>
      <text:p text:style-name="Standard">CREATE TABLE IF NOT EXISTS `afiliaciones` (</text:p>
      <text:p text:style-name="Standard"><text:s text:c="2"/>`Dni` int(11) NOT NULL,</text:p>
      <text:p text:style-name="Standard"><text:s text:c="2"/>`IdClub` int(11) NOT NULL,</text:p>
      <text:p text:style-name="Standard"><text:s text:c="2"/>`Estado` tinyint(4) NOT NULL,</text:p>
      <text:p text:style-name="Standard"><text:s text:c="2"/>`FechaAlta` varchar(10) CHARACTER SET utf8 DEFAULT NULL,</text:p>
      <text:p text:style-name="Standard"><text:s text:c="2"/>`FechaBaja` varchar(10) CHARACTER SET utf8 DEFAULT NULL,</text:p>
      <text:p text:style-name="Standard"><text:s text:c="2"/>PRIMARY KEY (`Dni`,`IdClub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afiliaciones`</text:p>
      <text:p text:style-name="Standard">--</text:p>
      <text:p text:style-name="Standard"/>
      <text:p text:style-name="Standard">INSERT INTO `afiliaciones` (`Dni`, `IdClub`, `Estado`, `FechaAlta`, `FechaBaja`) VALUES</text:p>
      <text:p text:style-name="Standard">(11111111, 17, -1, '2011-10-19', NULL),</text:p>
      <text:p text:style-name="Standard">(11111112, 17, -1, '2011-10-19', NULL),</text:p>
      <text:p text:style-name="Standard">(11111113, 17, -1, '2011-10-19', NULL),</text:p>
      <text:p text:style-name="Standard">(11111114, 17, -1, '2011-10-19', NULL),</text:p>
      <text:p text:style-name="Standard">(11111115, 17, -1, '2011-10-21', NULL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arbitropartido`</text:p>
      <text:p text:style-name="Standard">--</text:p>
      <text:p text:style-name="Standard"/>
      <text:p text:style-name="Standard">CREATE TABLE IF NOT EXISTS `arbitropartido` (</text:p>
      <text:p text:style-name="Standard"><text:s text:c="2"/>`IdPartido` int(11) NOT NULL,</text:p>
      <text:p text:style-name="Standard"><text:s text:c="2"/>`DniArbitro` int(11) NOT NULL,</text:p>
      <text:p text:style-name="Standard"><text:s text:c="2"/>PRIMARY KEY (`IdPartido`,`DniArbitro`)</text:p>
      <text:p text:style-name="Standard">) ENGINE=InnoDB DEFAULT CHARSET=latin1;</text:p>
      <text:p text:style-name="Standard"><text:soft-page-break/></text:p>
      <text:p text:style-name="Standard">--</text:p>
      <text:p text:style-name="Standard">-- Volcar la base de datos para la tabla `arbitropartido`</text:p>
      <text:p text:style-name="Standard">--</text:p>
      <text:p text:style-name="Standard"/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arbitros`</text:p>
      <text:p text:style-name="Standard">--</text:p>
      <text:p text:style-name="Standard"/>
      <text:p text:style-name="Standard">CREATE TABLE IF NOT EXISTS `arbitros` (</text:p>
      <text:p text:style-name="Standard"><text:s text:c="2"/>`Dni` int(11) NOT NULL,</text:p>
      <text:p text:style-name="Standard"><text:s text:c="2"/>`NumeroInscripcion` int(11) DEFAULT NULL,</text:p>
      <text:p text:style-name="Standard"><text:s text:c="2"/>`Badge` varchar(50) CHARACTER SET utf8 DEFAULT NULL,</text:p>
      <text:p text:style-name="Standard"><text:s text:c="2"/>`Nivel` int(11) DEFAULT NULL,</text:p>
      <text:p text:style-name="Standard"><text:s text:c="2"/>`Estado` tinyint(4) NOT NULL,</text:p>
      <text:p text:style-name="Standard"><text:s text:c="2"/>PRIMARY KEY (`Dni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arbitros`</text:p>
      <text:p text:style-name="Standard">--</text:p>
      <text:p text:style-name="Standard"/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canchas`</text:p>
      <text:p text:style-name="Standard">--</text:p>
      <text:p text:style-name="Standard"/>
      <text:p text:style-name="Standard">CREATE TABLE IF NOT EXISTS `canchas` (</text:p>
      <text:p text:style-name="Standard"><text:s text:c="2"/>`IdCanchas` int(11) NOT NULL AUTO_INCREMENT,</text:p>
      <text:p text:style-name="Standard"><text:s text:c="2"/>`Tipo` int(11) NOT NULL,</text:p>
      <text:p text:style-name="Standard"><text:s text:c="2"/>`Superficie` int(11) NOT NULL,</text:p>
      <text:p text:style-name="Standard"><text:s text:c="2"/>`IdSede` int(11) NOT NULL,</text:p>
      <text:p text:style-name="Standard"><text:s text:c="2"/>`Luz` tinyint(4) NOT NULL,</text:p>
      <text:p text:style-name="Standard"><text:s text:c="2"/>`Cantidad` int(11) NOT NULL,</text:p>
      <text:p text:style-name="Standard"><text:s text:c="2"/>PRIMARY KEY (`IdCanchas`)</text:p>
      <text:p text:style-name="Standard">) ENGINE=InnoDB <text:s/>DEFAULT CHARSET=latin1 AUTO_INCREMENT=6 ;</text:p>
      <text:p text:style-name="Standard"/>
      <text:p text:style-name="Standard">--</text:p>
      <text:p text:style-name="Standard">-- Volcar la base de datos para la tabla `canchas`</text:p>
      <text:p text:style-name="Standard">--</text:p>
      <text:p text:style-name="Standard"/>
      <text:p text:style-name="Standard">INSERT INTO `canchas` (`IdCanchas`, `Tipo`, `Superficie`, `IdSede`, `Luz`, `Cantidad`) VALUES</text:p>
      <text:p text:style-name="Standard">(5, 1, 0, 8, -1, 4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<text:soft-page-break/>-- Estructura de tabla para la tabla `categorias`</text:p>
      <text:p text:style-name="Standard">--</text:p>
      <text:p text:style-name="Standard"/>
      <text:p text:style-name="Standard">CREATE TABLE IF NOT EXISTS `categorias` (</text:p>
      <text:p text:style-name="Standard"><text:s text:c="2"/>`IdCategoria` int(11) NOT NULL AUTO_INCREMENT,</text:p>
      <text:p text:style-name="Standard"><text:s text:c="2"/>`Nombre` varchar(50) CHARACTER SET utf8 NOT NULL,</text:p>
      <text:p text:style-name="Standard"><text:s text:c="2"/>`EdadMinima` int(11) NOT NULL,</text:p>
      <text:p text:style-name="Standard"><text:s text:c="2"/>`EdadMaxima` int(11) NOT NULL,</text:p>
      <text:p text:style-name="Standard"><text:s text:c="2"/>`Estado` tinyint(4) NOT NULL,</text:p>
      <text:p text:style-name="Standard"><text:s text:c="2"/>PRIMARY KEY (`IdCategoria`)</text:p>
      <text:p text:style-name="Standard">) ENGINE=InnoDB <text:s/>DEFAULT CHARSET=latin1 AUTO_INCREMENT=12 ;</text:p>
      <text:p text:style-name="Standard"/>
      <text:p text:style-name="Standard">--</text:p>
      <text:p text:style-name="Standard">-- Volcar la base de datos para la tabla `categorias`</text:p>
      <text:p text:style-name="Standard">--</text:p>
      <text:p text:style-name="Standard"/>
      <text:p text:style-name="Standard">INSERT INTO `categorias` (`IdCategoria`, `Nombre`, `EdadMinima`, `EdadMaxima`, `Estado`) VALUES</text:p>
      <text:p text:style-name="Standard">(9, 'pros', 15, 30, -1),</text:p>
      <text:p text:style-name="Standard">(10, 'Otras', 40, 60, -1),</text:p>
      <text:p text:style-name="Standard">(11, 'los + petes', 40, 60, 0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clubes`</text:p>
      <text:p text:style-name="Standard">--</text:p>
      <text:p text:style-name="Standard"/>
      <text:p text:style-name="Standard">CREATE TABLE IF NOT EXISTS `clubes` (</text:p>
      <text:p text:style-name="Standard"><text:s text:c="2"/>`IdClub` int(11) NOT NULL AUTO_INCREMENT,</text:p>
      <text:p text:style-name="Standard"><text:s text:c="2"/>`Nombre` varchar(50) CHARACTER SET utf8 NOT NULL,</text:p>
      <text:p text:style-name="Standard"><text:s text:c="2"/>`Presidente` varchar(50) CHARACTER SET utf8 DEFAULT NULL,</text:p>
      <text:p text:style-name="Standard"><text:s text:c="2"/>`Estado` tinyint(4) NOT NULL,</text:p>
      <text:p text:style-name="Standard"><text:s text:c="2"/>PRIMARY KEY (`IdClub`)</text:p>
      <text:p text:style-name="Standard">) ENGINE=InnoDB <text:s/>DEFAULT CHARSET=latin1 AUTO_INCREMENT=19 ;</text:p>
      <text:p text:style-name="Standard"/>
      <text:p text:style-name="Standard">--</text:p>
      <text:p text:style-name="Standard">-- Volcar la base de datos para la tabla `clubes`</text:p>
      <text:p text:style-name="Standard">--</text:p>
      <text:p text:style-name="Standard"/>
      <text:p text:style-name="Standard">INSERT INTO `clubes` (`IdClub`, `Nombre`, `Presidente`, `Estado`) VALUES</text:p>
      <text:p text:style-name="Standard">(17, 'Neuquen Tenis Club', 'Pepe', -1),</text:p>
      <text:p text:style-name="Standard">(18, 'Cipo', 'E', -1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empleados`</text:p>
      <text:p text:style-name="Standard">--</text:p>
      <text:p text:style-name="Standard"/>
      <text:p text:style-name="Standard">CREATE TABLE IF NOT EXISTS `empleados` (</text:p>
      <text:p text:style-name="Standard"><text:s text:c="2"/>`Dni` int(11) NOT NULL,</text:p>
      <text:p text:style-name="Standard"><text:soft-page-break/><text:s text:c="2"/>`Puesto` varchar(50) CHARACTER SET utf8 NOT NULL,</text:p>
      <text:p text:style-name="Standard"><text:s text:c="2"/>`Estado` tinyint(4) NOT NULL,</text:p>
      <text:p text:style-name="Standard"><text:s text:c="2"/>PRIMARY KEY (`Dni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empleados`</text:p>
      <text:p text:style-name="Standard">--</text:p>
      <text:p text:style-name="Standard"/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inscripciones`</text:p>
      <text:p text:style-name="Standard">--</text:p>
      <text:p text:style-name="Standard"/>
      <text:p text:style-name="Standard">CREATE TABLE IF NOT EXISTS `inscripciones` (</text:p>
      <text:p text:style-name="Standard"><text:s text:c="2"/>`IdInscripcion` int(11) NOT NULL AUTO_INCREMENT,</text:p>
      <text:p text:style-name="Standard"><text:s text:c="2"/>`IdTorneo` int(11) NOT NULL,</text:p>
      <text:p text:style-name="Standard"><text:s text:c="2"/>`Fecha` varchar(10) CHARACTER SET utf8 NOT NULL,</text:p>
      <text:p text:style-name="Standard"><text:s text:c="2"/>`Estado` tinyint(4) NOT NULL DEFAULT '1',</text:p>
      <text:p text:style-name="Standard"><text:s text:c="2"/>PRIMARY KEY (`IdInscripcion`)</text:p>
      <text:p text:style-name="Standard">) ENGINE=InnoDB <text:s/>DEFAULT CHARSET=latin1 AUTO_INCREMENT=10 ;</text:p>
      <text:p text:style-name="Standard"/>
      <text:p text:style-name="Standard">--</text:p>
      <text:p text:style-name="Standard">-- Volcar la base de datos para la tabla `inscripciones`</text:p>
      <text:p text:style-name="Standard">--</text:p>
      <text:p text:style-name="Standard"/>
      <text:p text:style-name="Standard">INSERT INTO `inscripciones` (`IdInscripcion`, `IdTorneo`, `Fecha`, `Estado`) VALUES</text:p>
      <text:p text:style-name="Standard">(5, 4, '2011-10-17', -1),</text:p>
      <text:p text:style-name="Standard">(6, 4, '2011-10-17', -1),</text:p>
      <text:p text:style-name="Standard">(7, 5, '2011-10-19', -1),</text:p>
      <text:p text:style-name="Standard">(8, 5, '2011-10-19', -1),</text:p>
      <text:p text:style-name="Standard">(9, 5, '2011-10-19', -1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inscripcionesjugador`</text:p>
      <text:p text:style-name="Standard">--</text:p>
      <text:p text:style-name="Standard"/>
      <text:p text:style-name="Standard">CREATE TABLE IF NOT EXISTS `inscripcionesjugador` (</text:p>
      <text:p text:style-name="Standard"><text:s text:c="2"/>`Dni` int(11) NOT NULL,</text:p>
      <text:p text:style-name="Standard"><text:s text:c="2"/>`IdInscripcion` int(11) NOT NULL,</text:p>
      <text:p text:style-name="Standard"><text:s text:c="2"/>PRIMARY KEY (`Dni`,`IdInscripcion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inscripcionesjugador`</text:p>
      <text:p text:style-name="Standard">--</text:p>
      <text:p text:style-name="Standard"/>
      <text:p text:style-name="Standard">INSERT INTO `inscripcionesjugador` (`Dni`, `IdInscripcion`) VALUES</text:p>
      <text:p text:style-name="Standard"><text:soft-page-break/>(11111111, 7),</text:p>
      <text:p text:style-name="Standard">(11111111, 17),</text:p>
      <text:p text:style-name="Standard">(11111111, 25),</text:p>
      <text:p text:style-name="Standard">(11111111, 33),</text:p>
      <text:p text:style-name="Standard">(11111112, 8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jugadores`</text:p>
      <text:p text:style-name="Standard">--</text:p>
      <text:p text:style-name="Standard"/>
      <text:p text:style-name="Standard">CREATE TABLE IF NOT EXISTS `jugadores` (</text:p>
      <text:p text:style-name="Standard"><text:s text:c="2"/>`Dni` int(11) NOT NULL,</text:p>
      <text:p text:style-name="Standard"><text:s text:c="2"/>`PartidosGanados` int(11) DEFAULT '0',</text:p>
      <text:p text:style-name="Standard"><text:s text:c="2"/>`PartidosPerdidos` int(11) DEFAULT '0',</text:p>
      <text:p text:style-name="Standard"><text:s text:c="2"/>`IdCategoria` int(11) NOT NULL,</text:p>
      <text:p text:style-name="Standard"><text:s text:c="2"/>`Puntos` int(11) DEFAULT '0',</text:p>
      <text:p text:style-name="Standard"><text:s text:c="2"/>`Estado` tinyint(4) NOT NULL DEFAULT '1',</text:p>
      <text:p text:style-name="Standard"><text:s text:c="2"/>`TorneosJugados` int(11) DEFAULT '0',</text:p>
      <text:p text:style-name="Standard"><text:s text:c="2"/>`TorneosCompletados` int(11) DEFAULT '0',</text:p>
      <text:p text:style-name="Standard"><text:s text:c="2"/>`PartidosGanadosDobles` int(11) DEFAULT '0',</text:p>
      <text:p text:style-name="Standard"><text:s text:c="2"/>`PartidosPerdidosDobles` int(11) DEFAULT '0',</text:p>
      <text:p text:style-name="Standard"><text:s text:c="2"/>`PuntosDobles` int(11) DEFAULT '0',</text:p>
      <text:p text:style-name="Standard"><text:s text:c="2"/>`TorneosJugadosDobles` int(11) DEFAULT '0',</text:p>
      <text:p text:style-name="Standard"><text:s text:c="2"/>`TorneosCompletadosDobles` int(11) DEFAULT '0',</text:p>
      <text:p text:style-name="Standard"><text:s text:c="2"/>PRIMARY KEY (`Dni`,`IdCategoria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jugadores`</text:p>
      <text:p text:style-name="Standard">--</text:p>
      <text:p text:style-name="Standard"/>
      <text:p text:style-name="Standard">INSERT INTO `jugadores` (`Dni`, `PartidosGanados`, `PartidosPerdidos`, `IdCategoria`, `Puntos`, `Estado`, `TorneosJugados`, `TorneosCompletados`, `PartidosGanadosDobles`, `PartidosPerdidosDobles`, `PuntosDobles`, `TorneosJugadosDobles`, `TorneosCompletadosDobles`) VALUES</text:p>
      <text:p text:style-name="Standard">(11111111, 4, 2, 10, 0, -1, 0, 0, 0, 0, 0, 0, 3),</text:p>
      <text:p text:style-name="Standard">(11111112, 3, 4, 10, 0, -1, 0, 0, 0, 0, 0, 0, 0),</text:p>
      <text:p text:style-name="Standard">(11111113, 2, 3, 10, 0, -1, 0, 0, 0, 0, 0, 0, 0),</text:p>
      <text:p text:style-name="Standard">(11111114, 2, 3, 10, 0, -1, 0, 0, 0, 0, 0, 0, 0),</text:p>
      <text:p text:style-name="Standard">(11111115, 6, 2, 10, 0, -1, 0, 0, 0, 0, 0, 0, 0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localidades`</text:p>
      <text:p text:style-name="Standard">--</text:p>
      <text:p text:style-name="Standard"/>
      <text:p text:style-name="Standard">CREATE TABLE IF NOT EXISTS `localidades` (</text:p>
      <text:p text:style-name="Standard"><text:s text:c="2"/>`IdLocalidad` int(11) NOT NULL AUTO_INCREMENT,</text:p>
      <text:p text:style-name="Standard"><text:s text:c="2"/>`Nombre` varchar(50) CHARACTER SET utf8 NOT NULL,</text:p>
      <text:p text:style-name="Standard"><text:soft-page-break/><text:s text:c="2"/>`IdProvincia` int(11) NOT NULL,</text:p>
      <text:p text:style-name="Standard"><text:s text:c="2"/>`Estado` tinyint(4) NOT NULL,</text:p>
      <text:p text:style-name="Standard"><text:s text:c="2"/>PRIMARY KEY (`IdLocalidad`)</text:p>
      <text:p text:style-name="Standard">) ENGINE=InnoDB <text:s/>DEFAULT CHARSET=latin1 AUTO_INCREMENT=11 ;</text:p>
      <text:p text:style-name="Standard"/>
      <text:p text:style-name="Standard">--</text:p>
      <text:p text:style-name="Standard">-- Volcar la base de datos para la tabla `localidades`</text:p>
      <text:p text:style-name="Standard">--</text:p>
      <text:p text:style-name="Standard"/>
      <text:p text:style-name="Standard">INSERT INTO `localidades` (`IdLocalidad`, `Nombre`, `IdProvincia`, `Estado`) VALUES</text:p>
      <text:p text:style-name="Standard">(10, 'Neuquen', 8, -1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login`</text:p>
      <text:p text:style-name="Standard">--</text:p>
      <text:p text:style-name="Standard"/>
      <text:p text:style-name="Standard">CREATE TABLE IF NOT EXISTS `login` (</text:p>
      <text:p text:style-name="Standard"><text:s text:c="2"/>`Dni` int(11) NOT NULL,</text:p>
      <text:p text:style-name="Standard"><text:s text:c="2"/>`Usuario` varchar(50) CHARACTER SET utf8 NOT NULL,</text:p>
      <text:p text:style-name="Standard"><text:s text:c="2"/>`Password` varchar(50) CHARACTER SET utf8 NOT NULL,</text:p>
      <text:p text:style-name="Standard"><text:s text:c="2"/>`Estado` tinyint(4) NOT NULL,</text:p>
      <text:p text:style-name="Standard"><text:s text:c="2"/>PRIMARY KEY (`Dni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login`</text:p>
      <text:p text:style-name="Standard">--</text:p>
      <text:p text:style-name="Standard"/>
      <text:p text:style-name="Standard">INSERT INTO `login` (`Dni`, `Usuario`, `Password`, `Estado`) VALUES</text:p>
      <text:p text:style-name="Standard">(11111111, '', '', -1),</text:p>
      <text:p text:style-name="Standard">(11111112, '', '', -1),</text:p>
      <text:p text:style-name="Standard">(11111113, '', '', -1),</text:p>
      <text:p text:style-name="Standard">(11111114, '', '', -1),</text:p>
      <text:p text:style-name="Standard">(11111115, '', '', -1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paises`</text:p>
      <text:p text:style-name="Standard">--</text:p>
      <text:p text:style-name="Standard"/>
      <text:p text:style-name="Standard">CREATE TABLE IF NOT EXISTS `paises` (</text:p>
      <text:p text:style-name="Standard"><text:s text:c="2"/>`IdPais` int(11) NOT NULL AUTO_INCREMENT,</text:p>
      <text:p text:style-name="Standard"><text:s text:c="2"/>`Nombre` varchar(50) CHARACTER SET utf8 NOT NULL,</text:p>
      <text:p text:style-name="Standard"><text:s text:c="2"/>`Estado` tinyint(4) NOT NULL,</text:p>
      <text:p text:style-name="Standard"><text:s text:c="2"/>PRIMARY KEY (`IdPais`)</text:p>
      <text:p text:style-name="Standard">) ENGINE=InnoDB <text:s/>DEFAULT CHARSET=latin1 AUTO_INCREMENT=7 ;</text:p>
      <text:p text:style-name="Standard"/>
      <text:p text:style-name="Standard">--</text:p>
      <text:p text:style-name="Standard">-- Volcar la base de datos para la tabla `paises`</text:p>
      <text:p text:style-name="Standard"><text:soft-page-break/>--</text:p>
      <text:p text:style-name="Standard"/>
      <text:p text:style-name="Standard">INSERT INTO `paises` (`IdPais`, `Nombre`, `Estado`) VALUES</text:p>
      <text:p text:style-name="Standard">(6, 'Argentina', -1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partidoinscripcion`</text:p>
      <text:p text:style-name="Standard">--</text:p>
      <text:p text:style-name="Standard"/>
      <text:p text:style-name="Standard">CREATE TABLE IF NOT EXISTS `partidoinscripcion` (</text:p>
      <text:p text:style-name="Standard"><text:s text:c="2"/>`IdPartido` int(11) NOT NULL,</text:p>
      <text:p text:style-name="Standard"><text:s text:c="2"/>`IdInscripcion` int(11) NOT NULL,</text:p>
      <text:p text:style-name="Standard"><text:s text:c="2"/>PRIMARY KEY (`IdPartido`,`IdInscripcion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partidoinscripcion`</text:p>
      <text:p text:style-name="Standard">--</text:p>
      <text:p text:style-name="Standard"/>
      <text:p text:style-name="Standard">INSERT INTO `partidoinscripcion` (`IdPartido`, `IdInscripcion`) VALUES</text:p>
      <text:p text:style-name="Standard">(12, 7),</text:p>
      <text:p text:style-name="Standard">(12, 8),</text:p>
      <text:p text:style-name="Standard">(13, 9),</text:p>
      <text:p text:style-name="Standard">(13, 10),</text:p>
      <text:p text:style-name="Standard">(14, 11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partidos`</text:p>
      <text:p text:style-name="Standard">--</text:p>
      <text:p text:style-name="Standard"/>
      <text:p text:style-name="Standard">CREATE TABLE IF NOT EXISTS `partidos` (</text:p>
      <text:p text:style-name="Standard"><text:s text:c="2"/>`IdPartido` int(11) NOT NULL AUTO_INCREMENT,</text:p>
      <text:p text:style-name="Standard"><text:s text:c="2"/>`IdTorneo` int(11) NOT NULL,</text:p>
      <text:p text:style-name="Standard"><text:s text:c="2"/>`Resultado` varchar(50) CHARACTER SET utf8 NOT NULL,</text:p>
      <text:p text:style-name="Standard"><text:s text:c="2"/>`Fecha` date DEFAULT NULL,</text:p>
      <text:p text:style-name="Standard"><text:s text:c="2"/>`Ronda` varchar(50) CHARACTER SET utf8 NOT NULL,</text:p>
      <text:p text:style-name="Standard"><text:s text:c="2"/>`Estado` tinyint(4) NOT NULL,</text:p>
      <text:p text:style-name="Standard"><text:s text:c="2"/>PRIMARY KEY (`IdPartido`)</text:p>
      <text:p text:style-name="Standard">) ENGINE=InnoDB <text:s/>DEFAULT CHARSET=latin1 AUTO_INCREMENT=17 ;</text:p>
      <text:p text:style-name="Standard"/>
      <text:p text:style-name="Standard">--</text:p>
      <text:p text:style-name="Standard">-- Volcar la base de datos para la tabla `partidos`</text:p>
      <text:p text:style-name="Standard">--</text:p>
      <text:p text:style-name="Standard"/>
      <text:p text:style-name="Standard">INSERT INTO `partidos` (`IdPartido`, `IdTorneo`, `Resultado`, `Fecha`, `Ronda`, `Estado`) VALUES</text:p>
      <text:p text:style-name="Standard">(12, 5, '2-3/4-5/67-89', '2011-10-20', '1', -1),</text:p>
      <text:p text:style-name="Standard">(13, 5, '1-2/3-4/55-67', '2011-10-20', '1', -1),</text:p>
      <text:p text:style-name="Standard"><text:soft-page-break/>(14, 5, '- /- / -', '2011-10-20', '1', 0),</text:p>
      <text:p text:style-name="Standard">(15, 5, '1-2/3-4/56-78', '2011-10-20', '2', -1),</text:p>
      <text:p text:style-name="Standard">(16, 5, '- /- / -', '2011-10-20', '2', 0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personas`</text:p>
      <text:p text:style-name="Standard">--</text:p>
      <text:p text:style-name="Standard"/>
      <text:p text:style-name="Standard">CREATE TABLE IF NOT EXISTS `personas` (</text:p>
      <text:p text:style-name="Standard"><text:s text:c="2"/>`Dni` int(11) NOT NULL,</text:p>
      <text:p text:style-name="Standard"><text:s text:c="2"/>`Nombre` varchar(50) CHARACTER SET utf8 NOT NULL,</text:p>
      <text:p text:style-name="Standard"><text:s text:c="2"/>`Apellido` varchar(50) CHARACTER SET utf8 NOT NULL,</text:p>
      <text:p text:style-name="Standard"><text:s text:c="2"/>`FechaNacimiento` varchar(10) CHARACTER SET utf8 NOT NULL,</text:p>
      <text:p text:style-name="Standard"><text:s text:c="2"/>`Nacionalidad` int(11) NOT NULL,</text:p>
      <text:p text:style-name="Standard"><text:s text:c="2"/>`Sexo` varchar(9) CHARACTER SET utf8 NOT NULL,</text:p>
      <text:p text:style-name="Standard"><text:s text:c="2"/>`Telefono` varchar(50) CHARACTER SET utf8 DEFAULT NULL,</text:p>
      <text:p text:style-name="Standard"><text:s text:c="2"/>`Celular` varchar(50) CHARACTER SET utf8 DEFAULT NULL,</text:p>
      <text:p text:style-name="Standard"><text:s text:c="2"/>`Email` varchar(50) CHARACTER SET utf8 DEFAULT NULL,</text:p>
      <text:p text:style-name="Standard"><text:s text:c="2"/>`Localidad` int(11) NOT NULL,</text:p>
      <text:p text:style-name="Standard"><text:s text:c="2"/>`Domicilio` varchar(50) CHARACTER SET utf8 NOT NULL,</text:p>
      <text:p text:style-name="Standard"><text:s text:c="2"/>`Tutor` varchar(50) CHARACTER SET utf8 DEFAULT NULL,</text:p>
      <text:p text:style-name="Standard"><text:s text:c="2"/>`Relacion` varchar(50) CHARACTER SET utf8 DEFAULT NULL,</text:p>
      <text:p text:style-name="Standard"><text:s text:c="2"/>`Foto` longblob,</text:p>
      <text:p text:style-name="Standard"><text:s text:c="2"/>PRIMARY KEY (`Dni`)</text:p>
      <text:p text:style-name="Standard">) ENGINE=InnoDB DEFAULT CHARSET=latin1;</text:p>
      <text:p text:style-name="Standard"/>
      <text:p text:style-name="Standard">--</text:p>
      <text:p text:style-name="Standard">-- Volcar la base de datos para la tabla `personas`</text:p>
      <text:p text:style-name="Standard">--</text:p>
      <text:p text:style-name="Standard"/>
      <text:p text:style-name="Standard">INSERT INTO `personas` (`Dni`, `Nombre`, `Apellido`, `FechaNacimiento`, `Nacionalidad`, `Sexo`, `Telefono`, `Celular`, `Email`, `Localidad`, `Domicilio`, `Tutor`, `Relacion`, `Foto`) VALUES</text:p>
      <text:p text:style-name="Standard">(11111111, 'Pepe1', 'Pepe1', '1959-10-19', 6, 'Masculino', '111111111', '111111111', 'pepe1@hotmail.com', 10, 'Nada 123', NULL, NULL, 0xffd8ffe000104a46494600010101006000600000ffdb004300080606070605080707070909080a0c140d0c0b0b0c1912130f141d1a1f1e1d1a1c1c20242e2720222c231c1c2837292c30313434341f27393d38323c2e333432ffdb0043010909090c0b0c180d0d1832211c213232323232323232323232323232323232323232323232323232323232323232323232323232323232323232323232323232ffc00011080064006403012200021101031101ffc4001f0000010501010101010100000000000000000102030405060708090a0bffc400b5100002010303020403050504040000017d01020300041105122131410613516107227114328191a1082342b1c11552d1f02433627282090a161718191a25262728292a3435363738393a434445464748494a535455565758595a636465666768696a737475767778797a838485868788898a92939495969798999aa2a3a4a5a6a7a8a9aab2b3b4b5b6b7b8b9bac2c3c4c5c6c7c8c9cad2d3d4d5d6d7d8d9dae1e2e3e4e5e6e7e8e9eaf1f2f3f4f5f6f7f8f9faffc4001f0100030101010101010101010000000000000102030405060708090a0bffc400b51100020102040403040705040400010277000102031104052131061241510761711322328108144291a1b1c109233352f0156272d10a162434e125f11718191a262728292a35363738393a434445464748494a535455565758595a636465666768696a737475767778797a82838485868788898a92939495969798999aa2a3a4a5a6a7a8a9aab2b3b4b5b6b7b8b9bac2c3c4c5c6c7c8c9cad2d3d4d5d6d7d8d9dae2e3e4e5e6e7e8e9eaf2f3f4f5f6f7f8f9faffda000<text:soft-page-break/>c03010002110311003f00f04f2bfda5fd68f28faafeb564459e3b53960ce38aae515ca9e513fc4bfad1e437f796b452d49ed53ad993da8e50b991f667f5147d99fd57f3af41f0dfc38d6fc4ca25b5b7586cf3cdd4e76a7fc07bb7e15e8961f037468d47f696b173349dc428b1afeb934580f9efec927aad27d99fd457d1d71f053c2ef19106a37f0bf662e8e3f2c0ae335ff835abe9a8f369b347a9c2bc9441b2503fdd3d7f034ac33c93ecedfde5a0c24775fd6b6a4b068dd91d19194e19586083e845577b5f6a2c066795eebfad0222c7019727eb571edc8ed4d58d91811d69f28ae543110705973455d78c48c5a42771eb45160b97d6d89c7153c76b9238ad14b6f6ab715afb568419f1d9e7b57a4781bc056f730a6b5ae262c87cd0c0dc79bfed37fb3eddeb3bc25e1d4d63560b383f63b75f36e0faa8e8bf5278fceb43c53e287bcd51ace0754b5878745385c0e8a3e952d9491e9b3ea0b1c90dbc1224722807cb41f2c4b8e063a74ac9d53c4d6909cb159369e0e724b7a015e46fe28916d079727ce1be500f207a93dfdbd2b321f104e6f0cb24f9662016cf207d2a4a3d6a4f11dd4d657525b437524ccfb625650558fa74e00e6b5b47d596ee0688ce52ed4804b7085b19da3debcbd7c59248e96a6322165c0627839cfdeabfa7496b1dd79f6f3282cb86046e4dfc648e783e98f5a0476be25f04daf8b6d5ee6011c3ab203b251c09b1fc2ffd1abc52ef4b96d679209e268e68d8aba30c1523a835edb26b3268f1da4eae65b7c6d7948dc37f70c07233ea3358fe39d36df58b51aed9a6268f097200fbcbd03fd47434d033c6a5b4c76aaaf6d83d2ba69ad7daa9496bd78aa24c3fb3fb515a86d307a514ac06c471fb55fb6819c1217e51d4e3a576927805e054104b1cae89999dfee06f4503afff005ab00d8dc0bb160e4191bbaf4c7ad508d9b8be4f0df83c476ebb6eaf3f78ec4f38e83f4e7f1af2d95dde560c4b3312c4fd6bd17c4562fa83c5146de61c040abfc3d80fad73da8f83f52b402608085fbc1392a7381f5fc2a5a29338d959c670306996ced0cbe61457f40c3233eb5d6def856e92059a6da92e06621cb7e23b554ff845af043148c36f9b92aa47cc40ea714ac1732c6a33e39279ea7a54d06a0e0fef3071f7536f153dd685716849903041fc456af68da27da97ed9244ed6f1380c5475fa7ad160b9a7a77895847f659a4025940473d54fa103d47a576fe1f8e6579ad6691ae2d6787321ec4e36b0c7d39fc2b8cb6f0eea5ac5fbc76da6b410a0c8f31406da4e17e84d68da78821d1f5b1a4dd5d12f086dcd8c2a0ec0fa1e9f9d161dcccd46c8d8df4f6d20c989ca1f7c77acc961039c707a5759aadbbeb77e2e2ce3794ca1412abd5871522783e693ce46963fdc655959f043633dea89387f2c7a515a979a3df5a5cb4262662bdd1770fce8a4173b5f0c6b2faadbc9631c9757d7103ef69848aa643d815cf3ee3d28bed1b59d1356fb44fa55c5d2b6c9249edc83b073f2311cf3c7415c6f85b5cd1b49d38477b6b6cd3cb6bb58cb290557f88a918c16ce0f39adad0758d3751b7923d2237b49ade6c848ef66c489c02c0138fc39a6d858e9dace1b3821bb86da2924ba5c013b18da127aed079279ebf4aa725e4ba7476f79adbb416b2958a38e06dea98ee49e40e3939e6aee9f0dec66678f522d23be19e550fb17a9c03df38150cf6f6dac472c3ab4cf7090b8668d4615011c1200c103a7eb4ae162c6937367ab4ab75711f91018c962ec007639c0c0e738e4fd47ad799f8fb57beb4f10b7953b42f1fcb1c38236ae3a8e3183d715d77873c43a77886e6e743b5665585366c75e0a0e0153fddc91ef5e7be25f0b6b7ff095cb6d7f334de69dd04e1f0ac9d0119e9ee284c65ad23c577b3dddc5bdfc46582705b73baaec2075f61ed5e85e03d63cdd392e134b0e88de44aeaeb954c939c123ebdebcd1be1ecb16952decb751148a4d8c52605988ea1477ad4b0f0bbe9c1da094c96b751290e1c07438e471c51a08f5ad6af6eafa3934fd30c2159f6b158ced3bbae580c13cd79c4fa769ba06a6fa3f91e76a3288c2dc0276bee232bb4649007e7556e9357b2b2860b2d5eead6d3e54930fd327e66aea7c3b63a5e97731eaf677f25d5d4b12891eec79ae98c82e847dd39038ec0d033b8d1b421a7e8a6516c91ddce0b8b7c95d8bcf049e5722bc9750b6ba5d6916ce79116405233236c2c48e42f2723b57a8ea5ad69b369f35dc12092fd22e4a31532aff0074127bfa561e9971a1788b4e79b52bd1651a8685044bb19148c72cc339fa0eb52330b48f177883c3f6034d73a79f298e3ed129de07a1a2baa7b7f87d3ac693f2f02087314ac010bdcf3c9f53453e642e53e646781a772d3c855c7248cd74de1ed774cd224de6e0a30eea8c4b7d6b8ba2a6e51ea975f10b4f8260d6d73752a9218aac7800f7fbd8a887c45d366ded3c77a245e15942fce3dc678af30a28b858ec74af13e9fa3ead77a844b72f349f2c4c142ed53c9efeb535efc43bbbbbb69a487cf1b4aa099beefbf15c451480da97c4779348cf20562493c93dea7b3f196a9651344862643d994ff8d73d450075c3c7fa8636bdadb32e31820ff8d4b07c44bdb6188ad23403a057200ae328a7703b17f8877f22b036d1e09cf0c6a95d78b6eee6dcc7b36162492a739ae6e8a5703446a4cd92eacec4f5cd159d45001453f61f55ff00be851b0faaff00df428019453f61f55ffbe851b0faaffdf428019453f61f55ff00be851b0faaff00df428019453f61f55ffbe851b0faaffdf428019453f61f55ff00be851b0faaff00df428019453f61f55ffbe851b0faaffdf4280194549e5b7b7e628a008e8a28a0028a28a0028a28a0028a28a0028a28a0028a28a009d6ea5445556e00feb45145007fffd9),</text:p>
      <text:p text:style-name="Standard">(11111112, 'Pepe2', 'Pepe2', '1959-10-19', 6, 'Masculino', '1111111', '1111111', 'pepe2@hotmail.com', 10, 'Nada 123', NULL, NULL, <text:soft-page-break/>0xffd8ffe000104a46494600010101006000600000ffdb004300080606070605080707070909080a0c140d0c0b0b0c1912130f141d1a1f1e1d1a1c1c20242e2720222c231c1c2837292c30313434341f27393d38323c2e333432ffdb0043010909090c0b0c180d0d1832211c213232323232323232323232323232323232323232323232323232323232323232323232323232323232323232323232323232ffc00011080064006403012200021101031101ffc4001f0000010501010101010100000000000000000102030405060708090a0bffc400b5100002010303020403050504040000017d01020300041105122131410613516107227114328191a1082342b1c11552d1f02433627282090a161718191a25262728292a3435363738393a434445464748494a535455565758595a636465666768696a737475767778797a838485868788898a92939495969798999aa2a3a4a5a6a7a8a9aab2b3b4b5b6b7b8b9bac2c3c4c5c6c7c8c9cad2d3d4d5d6d7d8d9dae1e2e3e4e5e6e7e8e9eaf1f2f3f4f5f6f7f8f9faffc4001f0100030101010101010101010000000000000102030405060708090a0bffc400b51100020102040403040705040400010277000102031104052131061241510761711322328108144291a1b1c109233352f0156272d10a162434e125f11718191a262728292a35363738393a434445464748494a535455565758595a636465666768696a737475767778797a82838485868788898a92939495969798999aa2a3a4a5a6a7a8a9aab2b3b4b5b6b7b8b9bac2c3c4c5c6c7c8c9cad2d3d4d5d6d7d8d9dae2e3e4e5e6e7e8e9eaf2f3f4f5f6f7f8f9faffda000c03010002110311003f00e994fe7f4a950e3b0fca9ab173cd4c102d7b4788a2c0313ffeaa5c81d7155efaf60d3ac67bdb86296f02192460a4e147b0ae4b4bf88ba7eb3e79b6b0b955848cbcd24689c9c2f39ce4fa004d6752ad3a6af3762e146a4fe0573b60c4f007e952e081dbf2acfd3935295c4f79e5c3191f2c080e47d73cfe7f90a9ff00b4adfedffd9f2b182e88dd1a4bc0997d50f46f71d477154a49ab8bd9b5a1618e476fcaa311679fe953881bb83c53dd1d50f9610b760f9c7e9557d04a377a95fcbc71c7e551c8a17a0fd2b98f1beabaed95a59da69314e2f6f24f2c1b7b7df9206708d93c9f75ce2b6a1bf9a2d6e0d22ee0292496be6a3bb82e5971b8103d8e73ec6b9d62a2eaaa7caeeefd36b77f5e9dce87866a0e775a7f5a161958f6fd2a1921cf6ad268ce3a5426026ba8c390cb7b6191c76a2b49a03c714502f642a23311c55816ec57241ad2548c1da073569205603159399d6a9a30351f09a789fc35796125ec9671cb80ef1804ed041c735c2f81be1bdb683e21bdbe9a61786dc84b42f1ed284e72e47af403ea7dabd4a29957c4c34e3cc62d3ed2cbf46da07e647e54e8c2c976e4a850dc60578952738e3a2e11f75fc5eb6b2fc91dd151fabb8bdfa7dfa94c4593d2a8eb7e1fb4f10e972e9d788763f2922fde89fb3a9ec47ebd2ba58ecd09a7fd9e356c57b2e716acce250b6a7cabac6afae7853c4515af9d7105fe9a421677244a3d704f2ac39fa1afa0fc39abdbf89bc3d69abdaaed49d3e643fc0e3865fc0fe98ae3fe3468fa5dc692b7e8631aac588d80196787af3f43fccd5af815379de1abbb46e552ec151e8180cff2ae5a729424efb1ace31714ba9dc7890b786fc3dfdb2ac57eccc8f3103f81982b0fc9bf4af1dd2bc4f71af7c5db16d80c404a898ea1763124d7b5fc459d3fe106d6edca86f32c661ff8e1af9abc1534965e3bf0e5d31204d3ac2e7d438dbfd6b9b03eecea4b56dbbfdf65f7685d65f0c7a6c7d0841eb51bca17f86b58c0a14e71c5526b75dc491c57abcc73f23339e6c91f29e9455f748b230074a29f30723156e009338eb56d2760a081c5535b708325b9c0a925bb8ed2da4b89388a04691cfb28c9fe551a16ae62693ac45a87c49d6d0386165a7470647f7cc9961ef8e056e2ab5c892256652ea55581e4123822bcabe15477b2ea5aeea77bba396e187cadd49625cff315e9905f436626b9ba952282153249231c0551d49ae55149ca7dcd13ba48e67c37f13edaf218e0d6a1974ebadde599da33f679581c70dfc273d8f1ef5d84bab5b25e4565f69437b3e7cb8c1c9e064938e82bc5f54f1fcb7b72d0e9f39b5b49e4255d8624652dc671f747b566687a9dec1aa5f6ad24876411c90acbbbefbb71c7d064fd6ad4a56d4ceeae37e266bb2de6bd35ba4a5a18ce011c671c56d7c24d5a5b1bc9e304aacf6ce4107a32e181fd0d79b6b377f68b876272cce726a7b6d4e6b29ad5a090c65172194fe1445269a64c9bd248fa5fc4b3c9aae8d771ff0014b6b22103b92a457ccb65a98b4bcb09ce736d34328f6dac09fe55ef7e14f13db788f48596360b73100278bba9f51ec6bc17c5b1dbc3e2ed521b64090adc38551d073cfeb9a4e0a9ddc7a9a7c6d5fa1f5c5c841b5d186d6e463a106a195637c043f522b9ef085f9d53c0fa2ddbc859decd158e7f8946d3faad6ed9c06524166e6b55f0dc6452580660779e9eb45699d2781891ba7ad153ed23dc2c5c4d2e003eee4e075ae77c6763e4787678605dd35ecb15a46bef23807f4cd7548ea8e307b564f88196e754f0f5b1e41be33b7d2389dbf995ae5e79dcbb2b1c649630e8dabdc430002352b1123b958d467f506bcefe2beb93436d69a3c05b174c65942f5700e157f3e7f015e99ae169af3579557e44bec2bf63fbb553faad72d3e8563a9ebba76b375b9a5b1fb919c6c273904fd0d6bccf909b7bc6b7c2ff0085b69a3e9f0eafabc31dceab2aff00aa990325b0fee80782dea7b741ef97f1d258ad5b4bb78208a2cc2c58a20524670071d873f9d7ad688ec74b89f3c3966fd6bc5fe3cdc81afd946392966a7f366a88ddcb50a96e5d0f0f98ee91b3d456bd9694f77a35dea058a476a1013b72396c1cfe62b198e646f7af7cf841e17b3d63c297d69a843bedaf6ddd250383f3300083ea02020d5df<text:soft-page-break/>46c1ad91e47a4ea57fe15d7629972924646f4cf0e84671ee08e47e1597aadc8bed5ef2f17389e5775cf5e589af4ff0089be088747558ed1e4964d3e08d55e400bcd1051d703a8e4fe75e4f9dd20ff006a852e688ad667d35f02e68352f86b1dbb00d2d95d4b0b03d704ef1ffa157a13da90e046a0015e2ffb38de32dcf88b4f27e42b0cca3d0e594ff4af7a200ac5cdc5d8d6c9a2b0864dab93da8a9cc98c7d28a9e661645440a00014f4eb59932093c5ba7eee562b39dc7d59e35fe59ae363f13ea8bff2d90f1d3653cebf7f24a921954328c02179c75c55dd0ac5ed56f6183c37e4945135d48f70c4763b8e07e55c52dc4d2dd47676ea5e695c2a2af724e00a8fc47aabac50468db98c60939ee7927f5aade117917554bb463be1f9d58f3835a35656464e57958f75b2b6167a7dbdb13b8c48149f538e4fe75f3cfc7091a6f1bc9186f912da2c0f4e33fd6bd446bfa865b3383bbd56bc57e25c935ef89b53b9662e53c9427dcc63fc0d4d3dcaabb1e7a80193f5afacfe14597d83c0b68cc989650377e007f89af957488d27d66d61973e5c9322be3aed2466be97d2f55bab3d3e08e19046801654c70327356edecfe61af3fc8b5f1334f2f1daea813746bfb99b0338eea4fb7515f395ee8f1e9de2d86d37036b3ba98c83d15ce31f81c8fc2be8ab9d6eeae6ca6b4b92934132957475ea0d793f89f42822bd85b73916ac2689c9c314273827d9862a21ba4153dd4d96fe02dcb69bf11b51d3673b649ace44c7fb68ea7f906afa41a4af8ffc31aa4d61f142cb518a4018ddb0ddd8eeca91fad7bc49e2fd472798c7e14a692932a2ef147a23374e28af343e31d44606e43f8514bdd030d5b8ea7a53cbb346ca980e41da49c0cfbd56590fa715206561873c1183c76a8b8ee71f77f68d57c4afa5d8dc432fd96d8b4d26720951c007dcff003f6ae83c1f34736902f232584c70303a63a8fceb8cb1bdb7f095d5f25c69d22bde46503c730936e33d060100e738c9e9c53bc1fe25ff0084774b7b3bab3b8b9f32432a1b619c6401839c63a67f1ab736ee428c53b9ea91ce929054f5ea082315e71e323022ea970f832cb7aa8bec12319fe7fad6fcde2e8dde06b75d910cb4ad748ca40ea31db3f5ae0752d5ad356f159334c45a1bb333128ccacb840063af3b4e68849c5dda09da6ac9999a058c926bd60ad1ba196646524632b9ce47b715ef7e744bb5770e9c7d2bc6f5ef11c7ff00098585dc336fb5b708adb61dbb06e390a0e3b1ae9d7c5fa31432dbdbcf337382d19041f539e31f8d12939249205eeeaceaa7bb08d207d4e143bb0abb402a7ae3af35ce78daee09b444b889c4ad6ef8900e3f76c70df91c1c5539bc6ca1815b240a3270543b631c74e87ad65eb7e2d6d4b4e96cd6c6e447215e8aaa31dc773ed9fd2a52921b9465a5ce656ce54bc92fa02cd6f6d749bd9012546721bf0c63f115ec126a36a4e3cd033f37439c57996877f3e9d693c4d0dd2acd2191962e9ec09fa5681d69268c433dade94031b52420f5cfa55c94a4ef6239d474b9d6cbae5923ed12338c754191fce8ae523874c9d77cba25eccdd3767ffadcfd68a8e461ce76a24653c54bbb03a0ce3345150cd10fe09fbabf5c534aa31f9901fc4ff8d14549421b6b7751be089f3d43aeecfe74e68611c0863008e8100a28a2e161a74bb012122cadf38cff00ab1fe14e4b4b60bff1ed0f2327e41451426c2c85f2e30a488d0607185150491c688acb12024f385a28a1098ddc7e41db38033d2a267c4b1a00305493d7da8a2a891aa4b28279345145311fffd9),</text:p>
      <text:p text:style-name="Standard">(11111113, 'Pepe3', 'Pepe3', '1959-10-19', 6, 'Masculino', '11111111', '11111111', 'pepe3@hotmail.com', 10, 'Nada 123', NULL, NULL, 0xffd8ffe000104a46494600010101006000600000ffdb004300080606070605080707070909080a0c140d0c0b0b0c1912130f141d1a1f1e1d1a1c1c20242e2720222c231c1c2837292c30313434341f27393d38323c2e333432ffdb0043010909090c0b0c180d0d1832211c213232323232323232323232323232323232323232323232323232323232323232323232323232323232323232323232323232ffc00011080064006403012200021101031101ffc4001f0000010501010101010100000000000000000102030405060708090a0bffc400b5100002010303020403050504040000017d01020300041105122131410613516107227114328191a1082342b1c11552d1f02433627282090a161718191a25262728292a3435363738393a434445464748494a535455565758595a636465666768696a737475767778797a838485868788898a92939495969798999aa2a3a4a5a6a7a8a9aab2b3b4b5b6b7b8b9bac2c3c4c5c6c7c8c9cad2d3d4d5d6d7d8d9dae1e2e3e4e5e6e7e8e9eaf1f2f3f4f5f6f7f8f9faffc4001f0100030101010101010101010000000000000102030405060708090a0bffc400b51100020102040403040705040400010277000102031104052131061241510761711322328108144291a1b1c109233352f0156272d10a162434e125f11718191a262728292a35363738393a434445464748494a535455565758595a636465666768696a737475767778797a82838485868788898a92939495969798999aa2a3a4a5a6a7a8a9aab2b3b4b5b6b7b8b9bac2c3c4c5c6c7c8c9cad2d3d4d5d6d7d8d9dae2e3e4e5e6e7e8e9eaf2f3f4f5f6f7f8f9faffda000c03010002110311003f00c054fe559f70bfbbdc5be6dc7b56a30c237d2b57c29e153e25bf759dda2b1814bdcca8d8603d16b8a3ab3a9689b20f0a786eff005ab4df6d1010ef21a7738453ee7fc2bbb1e17f0f699631c7a9f9f34e7efdc4070a1bfba01e4fd7159dabf8eac34cb54d3f4d800b684ed48963c018ee5bb93ebfceb9bb7f163ea936d8c468ea067084affdf5dff9d6ca28c99dc5a695e0dbbb26482ea659492499480c<text:soft-page-break/>bc74f4ed5caeb1a4be977cd09198cfcd1b641dcbd8d51d42c0dedb79b12b19269235022902877cf3b7d3033c9f4aebb4ed42d7c47a545a65cc91b5c464f9572a32548eaaddf1ce338a5282b680b727f0ae9223b07bb900cb74e2b23559c5d6a6106731b741dc577a749beb6d1fecf043bdc2f0158726bceaf2c751d3aed65bbb692095892bbc75fc6b0945d8da4d5b95195750b472089b04a0c6455674c0e95a33af9b317551b48c9c76ad4d27438ee50dcdf48b0da020166f7e0607d48a51bd92462d75399b684c9771a00325875a9efa496491a37e0292302bb9fec1d02dd04b1cb7939419cc6817cc27a019acabcf0dc375b9b4d96e1e529bc453a6d391f7973dd855fb395eed0ae710f1fcd455b9e092199a395191d4e195860834501ca44a9e6610705b815dfd8d9cda5783e5b6b7963592e3991cb7ca3f21cd70b69b7ed11eee9919aeb24d42dffb31e2c2260f1283cb7e19fd29c3735fb279bebfa48855c99a46893e696590fdf3e807a7d7ff00ad55bc1fe626aebfbef294f219ff008bdbfc8abbe2fb9372a80218adc3018ce371feb53e8b68b6da5bde3ce37203b63dbf393e99eb5ba326f424f126bf2c57df332473c71b6c922f959d78c9201c7438cff5ad4f86b72b05d5c6a534a111c9f2df0402fcee6231d3bfff00aabcd561b9d7fc4e34d78dbe69419481f301d08f6e7f535efbe19f0efd8ac56029e4a345f3c40fcdd381e9ce067a66a9ec28ee6a5ef89a7b58cb5d484c400f9b79c7b70319cf3f4a874ff153cce59e52628be52bd79f539e73dbd3356ad74a85ecc164c001776c18c11cf03e959b7da6f9659e18c84c17cede87d147b8ddfe351634b9baf7fa35ddb092f2c2de572c402880138ebd39ff0026bce7c4fae5acbe26b5b248e548157e4861048539e0fb9dd8efdfad45ac4b269b6e59e470853214be1d473d06781dbd2bcfae75d925f1541a84903cb034414a0c06c7b0efd3f4a696a4c9d8f45bad7358d3e299ed6d5e14894b6d6c3485bbb3313f78f3c0fa556d17c6a7c8864904934865f999f2083c1c30e841cd63eabe3287ecb6d69717000953cc2153249cfaf6fa1ae674dbc592f1f922019701ce0e79ef9ef9a625a9ee1731f87f569bedb346ef2c80173bd94e7ae0f1d79a2b2b46bd8edf46b45b9f9e468f76e2e3a1271fa514b9505ce3d1f6b01ebd7e95bda1d85d5f413de790d35ba1f2a3caf0bea7ff00af58326a49a944d7e96cb026dd8a806071deb77c39a9eb17ba741a82bc76c8d85b4b6dc079abd07d33d6b182d4da4b96291cfebda67997acbbcf0bba5b961811afa2fbd6a1d3aced74e8de240abb320904b371d4fbd6bf89f46b9948f2958170b27d58f41f4073555b49bc7b34817fd601cfad6ca49231716647c35f0c3cdadea1a8c913e65610c5b8636f7639f618af62bcd42183115ba2f9630a1427de18ec7d7a62b98d008f0e6871dabcd1c379382d1998901ddce42838e0e0568584326a175f699d407206e0a090ad9f4a2f71a5645e867823866dccc0c8a0955ea474c63b1f7aab7130bb2ad6e517231c9e83f5c71546f6c9aca6da24700b1dec578fa0fc7159cda9c76b28594855042c6bb3774f7ff3d680327c4f00bf93cb4910c017692c090800e17d727ad78dea714d65a99b38b84560f18241f94f2071d3d2bdbaf552fbed0d13b3c4ca063387284f507b9c9e9ed5e4fa8e893c9ad472066deac5402bdb3c03f8538ee4c8d38bc36979a40bebb858205f9264e71f8550b5d2e19c98b7ed20e3e61c32fa1f4af4bd1a536b0aa5d15d92205dbd55ce38cfd6b9078a1b8bd6b9b640638663fbbdc770e7b1fe87d08aab12a563b3d3e59ec2ca3b755ca28f9380e00f407d28ad0d1b4f234b84a426588e4c609e5067eefe073452b31dce224b4feccd0e5f3bfe5de124afae178af35d1f5bba5beb68e4ba95551c79603709ec057a3f8eb51546bb853e50e3047af15e3c7745286f43907e958d0574ee7462747a1f636944f89fc3305c45b13508130ae3a37b1faff3ae7a38ee2e3c41e54f1185a13874f4ff001ae0fe1d78cee34ab4f359b2adced2dc2d7b359eada76bf691cf854bcd808703a9c6714a71b8a9cacce2fc7fa5dfdf5de95169d762de34b866bc6dd8f90ede07b8031dbad4faf4d70cc74eb3b96b3824f9a79623872a7f814f6270726b2b568afb55d7df4d8e62aed3663504b127209c8f4ce7fc8ae6fc65e268ad75fb8b36977496f2794c41ebb783fa835b2466e4685bdf7f60ea834f4b99a5d36e54aa1925de61900fef1f502a9ea7a8a5e4a659bcc16e83ef2b05efc2e4f4acab6bf8af638d15b7cb23f43ce31ce6a06bdb6d4b4f3a44a4a99146580c80de871d29b442773acb6bd8efad992d90c60a36c225122b9539c861c11efd6b1b5c88c129b9b5214c87cc8c1e71c92715a3a4e9b0e93a1db594244d2c4fbb24720b1f9b9edc1e9ed56350b659846982006c640195cd0049a219fc865703325b97653c873ffea22b23c35a7bde6a135d347b124dde62918f981ce71ee2ba4d36e219b4c591707ecf2981c8fee8383fa1a532c365fbb857690a533dfb8273ef9a9954b151a77279b586b77f2e12ea9cf03b73456197638fa515cfcecdf911e79e2abd373792b678248156ed7c309a8781add4ae2e0b9b80c07383c63f21599aca8930140cb003f135e9b6d6a2dad6081460451aa0fc053bd92b152576ee72da569822850479d80602e3a5777a1c175a7309db22120ed663c038ce38ac75892df5060a570d8253d09aefb42115f5a3594898047d4d394b43284753192ebfb37c4526ab1462678e0631a1e9ca9c1fd457ce7abc97b26ab34d780f9f33972739c9273d6be98f15e90d146251f287530395e80e3e53fe7d2bc8bc67e1078ded24b294fd91e3f3151864a161f30cfd6b684aeae6728eb6327e1dc52dff008882672c8a5813ce0679aeb3c4d6116997b1cf64ca2294ed9c01901bd715cf69e6f3c2fa4dd6a36ed1a5d3011c2b8e1413cfd4ff00856b4f7315c5bdb48e089e6037e793bbbf39aae644b5636b4d32c3641e4963572<text:soft-page-break/>a18aa0e09e781f860fe356eeeea3b6b192695c2f971171c74207f8d6269f761e22bb4aaa0e47519038c567f89b554fb3dbd93361a570ec99eb18e07e67f952b88bbe15be4b19e486e24ca5cb8700365549077641e80e6ba3b90c26756ce54e2bcd2d6e1c4b0e2311a86e541fbdc6700feb5e896379fda1a74139e64502376cfdec0e0d67563a5cda93e83b078a2a7d99028ae736307c3e74db5d29a4bdb48e76ba7f2816192002395f4fad6f79e81d998fca3249f6ae3af34dd5878da2d3d61682088aa441f85007419f5f7ae9f5e822d3a03633ef13ce7609071f8015ac96c42937738bff8485e1f13b5d4e3105cb6d5cff08fe135ea5a16abe55c45207e0f2401e95e3fe27d30431431c6e5a6660367719e95d4e9b3dc69d702cae1899230aa5ba03c75a3494740927091ee97696fa8685341364f9806e2bd43750457916b315de9af259dd625851898a4c631ed5dc5beb8969a2cf72e0b98865573f7db1c0af1ef1178d756d42ea54736cb8e4aa267693d0649eb4e9ae84547d4ccbcba92f2f17cf0b1dac272b183f78fa9a95ee1279976bed0a3e53d80ae4e692f4962d230cf24edc6290a5d4aabe64b23020f03a71f4ad79599731d75c6b7158582a332c9313b5117bf6c9c573fe7cf7576d3cc599f70639e808e9f4f4a6c16c884bcb22e0f3f7c741ea2a608897037e597a81927703ed54958572fc0f1f938c65c739c75e78fc45753e12b92ff006a84b610052a09c9c8fe7c1ae30ba2bef6396ee476addf0c4a52f99a20bcc78e3a638e7ffad5353e16541d99e84301451512b8da28ae6b1d27ac47a569d7421b89ec609252fb43303c0f6ae2fe21f84b4f9b53b5bff32e92407ee2c9f27e4451456cf6338fc679b3e936f73e29b6333cafe5fef141231904e33c7b55fd76143e4dc63f79bb6e7d4514566ba1a54ea49abdd4b0f85a59236c329fcc7a1af35d5d332c120255e4910330ea430c9a28ade99cf5058dbf730eef9fe4973bb9ced6c0a92555f35576819c0c8e0f5f6a28ab3314208c63afeec38c8e84f5fcf3541599a36666248714514012f96b1caa8172a58139ef915b7e160175255eb942d93eb9a28a996ccb8ee77618e0514515c8749fffd9),</text:p>
      <text:p text:style-name="Standard">(11111114, 'Pepe4', 'Pepe4', '1959-10-19', 6, 'Masculino', '1111111', '1111111', 'pepe4@hotmail.com', 10, 'Nada 123', NULL, NULL, 0xffd8ffe000104a46494600010101006000600000ffdb004300080606070605080707070909080a0c140d0c0b0b0c1912130f141d1a1f1e1d1a1c1c20242e2720222c231c1c2837292c30313434341f27393d38323c2e333432ffdb0043010909090c0b0c180d0d1832211c213232323232323232323232323232323232323232323232323232323232323232323232323232323232323232323232323232ffc00011080064006403012200021101031101ffc4001f0000010501010101010100000000000000000102030405060708090a0bffc400b5100002010303020403050504040000017d01020300041105122131410613516107227114328191a1082342b1c11552d1f02433627282090a161718191a25262728292a3435363738393a434445464748494a535455565758595a636465666768696a737475767778797a838485868788898a92939495969798999aa2a3a4a5a6a7a8a9aab2b3b4b5b6b7b8b9bac2c3c4c5c6c7c8c9cad2d3d4d5d6d7d8d9dae1e2e3e4e5e6e7e8e9eaf1f2f3f4f5f6f7f8f9faffc4001f0100030101010101010101010000000000000102030405060708090a0bffc400b51100020102040403040705040400010277000102031104052131061241510761711322328108144291a1b1c109233352f0156272d10a162434e125f11718191a262728292a35363738393a434445464748494a535455565758595a636465666768696a737475767778797a82838485868788898a92939495969798999aa2a3a4a5a6a7a8a9aab2b3b4b5b6b7b8b9bac2c3c4c5c6c7c8c9cad2d3d4d5d6d7d8d9dae2e3e4e5e6e7e8e9eaf2f3f4f5f6f7f8f9faffda000c03010002110311003f00f246150b0ab2c2a1615f57247931657615130ab0c2a2615cf246f165761519153b0a898561246c9911a6d4845308ac9a3442514514861451450021a28345203a4615130a99ea16af6e513cb890b0a89855e82cae2ef26188b014e9ec64b58c17fbe47cc40e17dbdcff002ae1a988a319fb3e65cddafa9d94e85471e7b3b77331a27c7dd3f9542c2aeb4242ef3f2aff0078fafa542e4774ddfed1eb5936d9a72a45422a322acb0ce7047e2a2a37057ae0ff00c04566cb4880d1827b53cb7a01f95041eac702b3652571bb4d2ed03ef1fc0526ec7418a4a351e8853f8514da2a6c173a373511396029ce69899332e3ae735eee224e14e525d13679d46179a4fb9d8a8fecfd321442049e596662338cf5e2ad683a13f8a679e27b900c31191a79936ed1d80c74ff00eb56d1d224beb244b62ab3c89885dbd7afe02b6bc2de09d4744d52e2469a0365788be647b3243753b49e40ce71eb5f9ae12ad39519cb9bdfbdfcdfcedfad99f5b5b9e3512b7bb639997e135cdec2d245a9e6555c84963db91d87078e2a858fc36f23ece754697cc95c612323632f5209eb9c76f6fc6bd2f57d4ed2df55f29cbbc9b32e622582a807838e9ffeba2e5e4bfb07b6b6b6b8f2c856918a02cca7a60027a8ef5e9d2cc2b72d9cb4febb1c9530d16efca79178abc39a2ad8437fa03b98e460be4bb9665da4ab31f419c1c923b7ad6749e06ba3e4c36f7311bc751985dc618e70769e981efe95ec50d9e976725d69f1c71ac85572f272590f18c7a00071ff00d7af2ff17699e26f0e7da33399f4d9e42c9711ae7628600293fc39f978ef8af42862255172c5fdfd4e3a94f91dda38dd4b4abed22558ef2ca4859b3b5d870<text:soft-page-break/>f8fee9e86b38819e4366bb5b17d6f5ed075686e6092eeded22dd8f2c192263ca91c642e41ce38ac0b5f0cead7b0de4b0db83f6338955a450d9f4009f98fb0ae9524aea4f5466eef632303de8c0f5a4230707ad15a1221a28a2a75037de991388ae11cf4079fa54aeb5032d7d055829c5c5eccf3e9cb95a68f6ff05dca5f69304cec9e64598e53d0061d3f4c576d26a76d358879d95f60c240839723b7b93f957817857c43269ced13b6e85c6c9573d07671ee3a1aec92ea574f3229d955c7dfce723fc2bf23c561aa60315284d697fc0fb2a328e2292927a9d6eab2c77c61bdbeb892d2dd630b2411b6154e7182c38233fd2b234bf88fa40d4adece58a4b75925f264ba6742a07407839c1fa715e7de2bd7a5fb2dbe9db9655524b46d9207bf5eb9ae3ddd65392810ff00b39c57d3657974b1187f6955593bdbd3efff0033cdc5d78d1a9c91776bfaec7ac9d6347f105cbecbc23558da48d1307e71ce39e37600ce7d6b77c356576fa2c961afdc47279af8495937ed6072b907d0e0fe15e16935c5bc8b2c333248a72ae8d82a7ebd4577961f166ead2ce313e9b1cd7b08544955f6a3a0fbdbd79cb1c7504575e2b2ea918fee35f9edf97dc73d3c4c1bb543a08aef56d2350b7bbd46d56d2e4acf1cda804326d01b2372f1f291d339f63cd70be31967b2d6ad2e84300d2e4945c42d680aa4a490c4fcc49c8e9d703b577da378965f1869ba85c62dace746c44b92c211c019cf504123d3f956249e1db796defb4e4612594709bc86d1a403051fe6546c93b0e49f6ae6a6f926fda2d7aaff002febb973578fbbb1c66a89a47889f50b9d1e092da6b7533ac6e00f393ab700fde19cf1d81ae4c8c57a8683a3e95af6ab6d7fa0db4da72dac39b80c0ba4c7077004fb6473c1e2bcc4e0b10bd33f2fd2bba8cd36e2ba77dd1cf38b5abea368a31f4a2ba083a674a81d2b4248ea078ebe92513c684ca382a4104823b8ab706a9756f0b44aec15bae188fd2a368ea3295c388c1d1aead56299d94b133a7f03b10c8cd2b97639269315294a695ab51514a296884e6dbbb232314c63ea3352915130ac2a24ca8c9a2de93acde68976d7362e15d90c6caeb90ca7b115db597c42d1d22b769f4e9adef826d6b88983053bb9207d3b77fd6bce58546dcf35e6d7c353a9f123ae9d694763daf4ef1f783e04678ef66b750798becbb4b64f246339f5c7bd731e209742f185bdd4d61736d04b1ca1d4ca8b0be09c6368fbd9e0f1d2bcdc807bfe74c20835e7c32da74a7cf4e4d33aa58b94e3cb249a3a5baf00789a0ba922fecb964d871bd08dadee33456035fde36375dce70303321e07a75a2ba546bff32fb9ff009995e9f67f7ffc03b074a81a3abee950b257d9ca27cb4665068ea264abcc95132573ca2744665264a8d96ae32544c9584a26d1995196a26156996a265ae79c4da322a30a8c8edeb56596a1615cb389bc64572298491f4a99c73511158491b26338f4a283456762ee7a2b81e950b01e94515f6523e52242c07a544c051456123a2244c0544c07a514573c8da242c07a542c0514573c8e8890b8a81c734515cd3378903d447ad145724ce98919a28a2b2343ffd9),</text:p>
      <text:p text:style-name="Standard">(11111115, 'Pepe5', 'Pepe5', '1959-10-21', 6, 'Masculino', '22121', '212121', 'dead@asdas,con', 10, 'adsad', NULL, NULL, NULL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provincias`</text:p>
      <text:p text:style-name="Standard">--</text:p>
      <text:p text:style-name="Standard"/>
      <text:p text:style-name="Standard">CREATE TABLE IF NOT EXISTS `provincias` (</text:p>
      <text:p text:style-name="Standard"><text:s text:c="2"/>`IdProvincia` int(11) NOT NULL AUTO_INCREMENT,</text:p>
      <text:p text:style-name="Standard"><text:s text:c="2"/>`Nombre` varchar(50) CHARACTER SET utf8 NOT NULL,</text:p>
      <text:p text:style-name="Standard"><text:s text:c="2"/>`Estado` int(11) NOT NULL,</text:p>
      <text:p text:style-name="Standard"><text:s text:c="2"/>`IdPais` int(11) NOT NULL,</text:p>
      <text:p text:style-name="Standard"><text:s text:c="2"/>PRIMARY KEY (`IdProvincia`)</text:p>
      <text:p text:style-name="Standard">) ENGINE=InnoDB <text:s/>DEFAULT CHARSET=latin1 AUTO_INCREMENT=9 ;</text:p>
      <text:p text:style-name="Standard"/>
      <text:p text:style-name="Standard">--</text:p>
      <text:p text:style-name="Standard">-- Volcar la base de datos para la tabla `provincias`</text:p>
      <text:p text:style-name="Standard">--</text:p>
      <text:p text:style-name="Standard"/>
      <text:p text:style-name="Standard">INSERT INTO `provincias` (`IdProvincia`, `Nombre`, `Estado`, `IdPais`) VALUES</text:p>
      <text:p text:style-name="Standard">(8, 'Neuquen', 1, 6);</text:p>
      <text:p text:style-name="Standard"/>
      <text:p text:style-name="Standard"><text:soft-page-break/>-- --------------------------------------------------------</text:p>
      <text:p text:style-name="Standard"/>
      <text:p text:style-name="Standard">--</text:p>
      <text:p text:style-name="Standard">-- Estructura de tabla para la tabla `puntostorneo`</text:p>
      <text:p text:style-name="Standard">--</text:p>
      <text:p text:style-name="Standard"/>
      <text:p text:style-name="Standard">CREATE TABLE IF NOT EXISTS `puntostorneo` (</text:p>
      <text:p text:style-name="Standard"><text:s text:c="2"/>`IdTorneo` int(11) NOT NULL,</text:p>
      <text:p text:style-name="Standard"><text:s text:c="2"/>`Ronda` varchar(50) CHARACTER SET utf8 DEFAULT NULL,</text:p>
      <text:p text:style-name="Standard"><text:s text:c="2"/>`Puntos` int(11) DEFAULT NULL</text:p>
      <text:p text:style-name="Standard">) ENGINE=InnoDB DEFAULT CHARSET=latin1;</text:p>
      <text:p text:style-name="Standard"/>
      <text:p text:style-name="Standard">--</text:p>
      <text:p text:style-name="Standard">-- Volcar la base de datos para la tabla `puntostorneo`</text:p>
      <text:p text:style-name="Standard">--</text:p>
      <text:p text:style-name="Standard"/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sedes`</text:p>
      <text:p text:style-name="Standard">--</text:p>
      <text:p text:style-name="Standard"/>
      <text:p text:style-name="Standard">CREATE TABLE IF NOT EXISTS `sedes` (</text:p>
      <text:p text:style-name="Standard"><text:s text:c="2"/>`IdSede` int(11) NOT NULL AUTO_INCREMENT,</text:p>
      <text:p text:style-name="Standard"><text:s text:c="2"/>`IdClub` int(11) NOT NULL,</text:p>
      <text:p text:style-name="Standard"><text:s text:c="2"/>`Direccion` varchar(50) CHARACTER SET utf8 NOT NULL,</text:p>
      <text:p text:style-name="Standard"><text:s text:c="2"/>`IdLocalidad` int(11) NOT NULL,</text:p>
      <text:p text:style-name="Standard"><text:s text:c="2"/>`Telefono` varchar(50) CHARACTER SET utf8 DEFAULT NULL,</text:p>
      <text:p text:style-name="Standard"><text:s text:c="2"/>`Celular` varchar(50) CHARACTER SET utf8 DEFAULT NULL,</text:p>
      <text:p text:style-name="Standard"><text:s text:c="2"/>`Email` varchar(50) CHARACTER SET utf8 DEFAULT NULL,</text:p>
      <text:p text:style-name="Standard"><text:s text:c="2"/>PRIMARY KEY (`IdSede`)</text:p>
      <text:p text:style-name="Standard">) ENGINE=InnoDB <text:s/>DEFAULT CHARSET=latin1 AUTO_INCREMENT=9 ;</text:p>
      <text:p text:style-name="Standard"/>
      <text:p text:style-name="Standard">--</text:p>
      <text:p text:style-name="Standard">-- Volcar la base de datos para la tabla `sedes`</text:p>
      <text:p text:style-name="Standard">--</text:p>
      <text:p text:style-name="Standard"/>
      <text:p text:style-name="Standard">INSERT INTO `sedes` (`IdSede`, `IdClub`, `Direccion`, `IdLocalidad`, `Telefono`, `Celular`, `Email`) VALUES</text:p>
      <text:p text:style-name="Standard">(8, 17, 'nada', 10, '5454', '45454', 'dasd@casd.com'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sysdiagrams`</text:p>
      <text:p text:style-name="Standard">--</text:p>
      <text:p text:style-name="Standard"/>
      <text:p text:style-name="Standard">CREATE TABLE IF NOT EXISTS `sysdiagrams` (</text:p>
      <text:p text:style-name="Standard"><text:s text:c="2"/>`name` varchar(128) CHARACTER SET utf8 NOT NULL,</text:p>
      <text:p text:style-name="Standard"><text:s text:c="2"/>`principal_id` int(11) NOT NULL,</text:p>
      <text:p text:style-name="Standard"><text:s text:c="2"/>`diagram_id` int(11) NOT NULL AUTO_INCREMENT,</text:p>
      <text:p text:style-name="Standard"><text:soft-page-break/><text:s text:c="2"/>`version` int(11) DEFAULT NULL,</text:p>
      <text:p text:style-name="Standard"><text:s text:c="2"/>`definition` longblob,</text:p>
      <text:p text:style-name="Standard"><text:s text:c="2"/>PRIMARY KEY (`diagram_id`),</text:p>
      <text:p text:style-name="Standard"><text:s text:c="2"/>UNIQUE KEY `UK_principal_name` (`principal_id`,`name`)</text:p>
      <text:p text:style-name="Standard">) ENGINE=InnoDB <text:s/>DEFAULT CHARSET=latin1 AUTO_INCREMENT=3 ;</text:p>
      <text:p text:style-name="Standard"/>
      <text:p text:style-name="Standard">--</text:p>
      <text:p text:style-name="Standard">-- Volcar la base de datos para la tabla `sysdiagrams`</text:p>
      <text:p text:style-name="Standard">--</text:p>
      <text:p text:style-name="Standard"/>
      <text:p text:style-name="Standard">INSERT INTO `sysdiagrams` (`name`, `principal_id`, `diagram_id`, `version`, `definition`) VALUES</text:p>
      <text:p text:style-name="Standard">('Diagram_0', 1, 2, 1, 0xd0cf11e0a1b11ae1000000000000000000000000000000003e000300feff0900060000000000000000000000010000000100000000000000001000002f00000001000000feffffff0000000000000000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dffffff31000000030000000400000005000000060000000700000008000000090000000a0000000b000000feffffff0d0000000e0000000f000000100000001100000012000000130000001400000015000000160000001700000018000000190000001a0000001b0000001c0000001d0000001e0000001f000000200000002100000022000000230000002400000025000000260000002700000028000000290000002a0000002b0000002c0000002d0000002e000000fefffffffeffffff4e000000feffffff330000003400000035000000360000003700000038000000390000003a0000003b0000003c0000003d0000003e0000003f000000400000004100000042000000430000004400000045000000460000004700000048000000490000004a0000004b0000004c0000004d000000feffffff4f00000050000000fe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52006f006f007400200045006e00740072007900000000000000000000000000000000000000000000000000000000000000000000000000000000000000000016000500ffffffffffffffff0200000000000000000000000000000000000000000000000000000000000000306e8d4cfb90cc013000000080060000000000006600000000000000000000000000000000000000000000000000000000000000000000000000000000000000000000000000000000000000000000000000000004000201ffffffffffffffffffffffff00000000000000000000000000000000000000000000000000000000000000000000000002000000ca120000000000006f000000000000000000000000000000000000000000000000000000000000000000000000000000000000000000000000000000000000000000000000000000040002010100000004000000ffffffff0000000000000000000000000000000000000000000000000000000000000000000000000c0000004344000000000000010043006f006d0070004f0062006a0000000000000000000000000000000000000000000000000000000000000000000000000000000000000000000000000012000201ffffffffffffffffffffffff000000000000000000000000000000000000000000000000000000000000000000000000000000005f00000000000000000430000a1e100c050000803e0000000f00ffff3e000000007d00004a3d00005c3c000026bf000068f900008bedffff02080000de805b10f195d011b0a000aa00bdcb5c0000080030000000000200000300000038002b00000009000000d9e6b0e91c81d011ad5100a0c90f5739f43b7f847f61c74385352986e1d552f8a0327db2d86295428d98273c25a2da2d00002c0043200000000000000000000053444dd2011fd1118e63006097d2df4834c9d2777977d811907000065b840d9c00002c0043200000000000000000000051444dd2011fd1118e63006097d2df4834c9d2777977d811907000065b840d9c3e000000d411000000be010000003400a50900000700008001000000aa020000008000000c0000805363684772696<text:soft-page-break/>400685b0000186000004166696c696163696f6e657300003800a50900000700008002000000ae020000008000000e000080536368477269640000000000b09a00004172626974726f5061727469646f000000003000a50900000700008003000000a202000000800000080000805363684772696400781e0000c29700004172626974726f7300007c00a50900000700008004000000520000000180000051000080436f6e74726f6c73e9130000c99d000052656c6174696f6e736869702027464b5f4172626974726f5061727469646f5f4172626974726f7327206265747765656e20274172626974726f732720616e6420274172626974726f5061727469646f27006f0000002800b50100000700008005000000310000006700000002800000436f6e74726f6c73831200000fa0000000003000a50900000700008006000000a002000000800000070000805363684772696473781e0000a27b000043616e636861737300003400a50900000700008007000000a6020000008000000a0000805363684772696473685b000002d0000043617465676f72696173746900003000a509000007000080080000009e02000000800000060000805363684772696473f03c000044610000436c75626573647300007000a50900000700008009000000520000000180000048000080436f6e74726f6c73d9500000b566000052656c6174696f6e736869702027464b5f506572736f6e61436c75625f436c7562657327206265747765656e2027436c756265732720616e6420274166696c696163696f6e65732700002800b5010000070000800a000000310000005d00000002800000436f6e74726f6c73df4f0000fb68000000003400a5090000070000800b000000a402000000800000090000805363684772696473f03c00008a1b0000456d706c6561646f7373746900003800a5090000070000800c000000ac020000008000000d00008053636847726964733c0f0000d4df0000496e736372697063696f6e65736f000000003c00a5090000070000800d000000ba02000000800000140000805363684772696473685b0000863d0000496e736372697063696f6e65734a756761646f7200003400a5090000070000800e000000a402000000800000090000805363684772696473685b00003ca500004a756761646f7265736f6e6500007c00a5090000070000800f000000520000000180000052000080436f6e74726f6c735d64000018c4000052656c6174696f6e736869702027464b5f4a756761646f7243617465676f7269615f43617465676f7269617327206265747765656e202743617465676f726961732720616e6420274a756761646f726573276f0000002800b50100000700008010000000310000006f00000002800000436f6e74726f6c73a36600009bc9000000003400a50900000700008011000000a8020000008000000b0000805363684772696473781e0000383100004c6f63616c6964616465736500003000a509000007000080120000009c02000000800000050000805363684772696473e0790000c05d00004c6f67696e69647300003000a509000007000080130000009e0200000080000006000080536368477269647300000000a8480000506169736573647300003c00a50900000700008014000000b6020000008000001200008053636847726964733c0f000014cd00005061727469646f496e736372697063696f6e6f7200008c00a50900000700008015000000520000000180000063000080436f6e74726f6c733118000010d4000052656c6174696f6e736869702027464b5f5061727469646f496e736372697063696f6e5f496e736372697063696f6e657327206265747765656e2027496e736372697063696f6e65732720616e6420275061727469646f496e736372697063696f6e270000002800b50100000700008016000000310000007900000002800000436f6e74726f6c73771a0000c9d9000000003000a50900000700008017000000a2020000008000000800008053636847726964733c0f0000f4b000005061727469646f7300007c00a50900000700008018000000620000000180000051000080436f6e74726f6c7311090000aca1000052656c6174696f6e736869702027464b5f4172626974726f5061727469646f5f5061727469646f7327206265747765656e20275061727469646f732720616e6420274172626974726f5061727469646f27276f0000002800b50100000700008019000000310000006700000002800000436f6e74726f6c73b11300001ea7000000008400a5090000070000801a000000520000000180000059000080436f6e74726f6c7331180000a3c0000052656c6174696f6e736869702027464b5f5061727469646f496e736372697063696f6e5f5061727469646f7327206265747765656e20275061727469646f732720616e6420275061727469646f496e736372697063696f6e2700000000002800b5010000070000801b000000310000006f00000002800000436f6e74726f6c73771a00008bc7000000003000a5090000070000801c000000a202000000800000080000805363684772696473f03c0000a2300000506572736f6e617300007000a5090000070000801d000000520000000180000047000080436f6e74726f6c73e54500004126000052656c6174696f6e736869702027464b5f456d706c6561646f735f506572736f6e617327206265747765656e2027506572736f6e61732720616e642027456d706c6561646f73272700002800b5010000070000801e000000310000005d00000002800000436f6e74726f6c732b480000162b000000007000a5090000070000801f000000620000000180000045000080436f6e74726f6c73d8270000ae51000<text:soft-page-break/>052656c6174696f6e736869702027464b5f4172626974726f735f506572736f6e617327206265747765656e2027506572736f6e61732720616e6420274172626974726f732773272700002800b50100000700008020000000310000005b00000002800000436f6e74726f6c73641c00002368000000006800a5090000070000802100000062000000018000003f000080436f6e74726f6c73a84800003953000052656c6174696f6e736869702027464b5f506572736f6e61735f4c6f67696e27206265747765656e20274c6f67696e2720616e642027506572736f6e6173270000002800b50100000700008022000000310000005500000002800000436f6e74726f6c73586100001158000000007800a5090000070000802300000062000000018000004e000080436f6e74726f6c737b460000ae51000052656c6174696f6e736869702027464b5f4a756761646f7243617465676f7269615f506572736f6e617327206265747765656e2027506572736f6e61732720616e6420274a756761646f72657327000000002800b50100000700008024000000310000006b00000002800000436f6e74726f6c73ec530000086e000000007400a5090000070000802500000062000000018000004b000080436f6e74726f6c7361320000a936000052656c6174696f6e736869702027464b5f506572736f6e61735f4c6f63616c69646164657327206265747765656e20274c6f63616c6964616465732720616e642027506572736f6e6173276500002800b50100000700008026000000310000006100000002800000436f6e74726f6c73972600001143000000008400a5090000070000802700000052000000018000005c000080436f6e74726f6c73d95000003541000052656c6174696f6e736869702027464b5f496e7372697063696f6e65734a756761646f725f506572736f6e617327206265747765656e2027506572736f6e61732720616e642027496e736372697063696f6e65734a756761646f722700002800b50100000700008028000000310000007100000002800000436f6e74726f6c73c64c00007b43000000007400a5090000070000802900000062000000018000004c000080436f6e74726f6c73b9440000ae51000052656c6174696f6e736869702027464b5f506572736f6e61436c75625f506572736f6e617327206265747765656e2027506572736f6e61732720616e6420274166696c696163696f6e65732700002800b5010000070000802a000000310000006100000002800000436f6e74726f6c73ae4600002f5c000000003400a5090000070000802b000000a6020000008000000a0000805363684772696473000000003831000050726f76696e63696173736500007800a5090000070000802c00000052000000018000004f000080436f6e74726f6c73e9130000a936000052656c6174696f6e736869702027464b5f</text:p>
      <text:p text:style-name="Standard">4c6f63616c6964616465735f50726f76696e6369617327206265747765656e202750726f76696e636961732720616e6420274c6f63616c696461646573270000002800b5010000070000802d000000310000006500000002800000436f6e74726f6c7348120000ef38000000007000a5090000070000802e000000520000000180000045000080436f6e74726f6c73f50800008b3c000052656c6174696f6e736869702027464b5f50726f76696e636961735f50616973657327206265747765656e20275061697365732720616e64202750726f76696e636961732773272700002800b5010000070000802f000000310000005b00000002800000436f6e74726f6c733b0b00009042000000003400a50900000700008030000000aa020000008000000c0000805363684772696473000000003a20000050756e746f73546f726e656f00003000a509000007000080310000009c02000000800000050000805363684772696473781e0000c05d0000536564657369647300006400a5090000070000803200000052000000018000003b000080436f6e74726f6c7361320000b566000052656c6174696f6e736869702027464b5f53656465735f436c7562657327206265747765656e2027436c756265732720616e6420275365646573276e00002800b50100000700008033000000310000005100000002800000436f6e74726f6c73753300004566000000006800a5090000070000803400000052000000018000003d000080436f6e74726f6c736d2700009a6f000052656c6174696f6e736869702027464b5f43616e636861735f536564657327206265747765656e202753656465732720616e64202743616e636861732773270000002800b50100000700008035000000310000005300000002800000436f6e74726f6c73bf1d00006576000000003000a50900000700008036000000a002000000800000070000805363684772696473f03c0000f4b00000546f726e656f737300007000a50900000700008037000000620000000180000047000080436f6e74726f6c73d9500000a3c1000052656c6174696f6e736869702027464b5f546f726e656f735f43617465676f7269617327206265747765656e202743617465676f726961732720616e642027546f726e656f73272700002800b50100000700008038000000310000005d00000002800000436f6e74726f6c73845a0000fcc7000000006800a5090000070000803900000052000000018000003f000080436f6e74726f6c73e54500009b6c000052656c6174696f6e736869702027464b5f546f726e656f735f436c7562657327206265747765656e2027436c756265732720616e642027546f726e656f73270000002800b5010000070000803a000000310<text:soft-page-break/>000005500000002800000436f6e74726f6c73193c00004990000000006c00a5090000070000803b000000620000000180000043000080436f6e74726f6c7325230000d9b8000052656c6174696f6e736869702027464b5f5061727469646f735f546f726e656f7327206265747765656e2027546f726e656f732720616e6420275061727469646f73276500002800b5010000070000803c000000310000005900000002800000436f6e74726f6c733f3300004db8000000007400a5090000070000803d0000006a000000018000004b000080436f6e74726f6c73dff6ffffe129000052656c6174696f6e736869702027464b5f50756e746f73546f726e656f5f546f726e656f7327206265747765656e2027546f726e656f732720616e64202750756e746f73546f726e656f276400002800b5010000070000803e000000310000006100000002800000436f6e74726f6c73bb0700000d7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2143341208000000151500003a1000007856341207000000140100004100660069006c0069006100630069006f006e006500730000000000470052004f00550050000000c4d82c096547a863e47500803900596006000000070000000000000048004100560049004e004700000058615e47a863e4d800803e005960020000000700000000000000490046000000586118285a6114d92c095b47a863107600804300596002000000070000000000000049004e0000002c0938875f5b207658615447a86304d900804800596005000000070000000000000049004e00440045005800000054d92c095147a863007700804d00596005000000070000000000000049004e004e0045005200000000000000000000000100000005000000540000002c0000002c0000002c0000003400000000000000000000009624000077140000000000002d010000070000000c000000070000001c010000bc07000054060000d0020000840300007602000038040000460500002a03000046050000ae060000920400000000000001000000151500003a100000000000000500000005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6200000001000000010000000b000000000000000100000002000000030000000400000005000000060000000700000008000000090000000a00000004000000640062006f0000000d0000004100660069006c0069006100630069006f006e00650073000000214334120800000015150000b70900007856341207000000140100004100720062006900740072006f005000610072007400690064006f00000059600400000007000000000000004a004f0049004e000000ffff80f1f5073647a86352020080660059600300000007000000000000004b00450059000000a490f507540200063347a863082300806b0059600400000007000000000000004b0049004c004c0000000000000000002c47a86300000080700059600400000007000000000000004c0045004600540000000000000000002947a86355020080750059600500000007000000000000004c004500560045004c0000005402ffff2247a863130000807a005960040000000700000000000000000000000100000005000000540000002c0000002c0000002c0000003400000000000000000000009624000077140000000000002d010000070000000c000000070000001c010000bc07000054060000d0020000840300007602000038040000460500002a03000046050000ae06000092040000000000000100000015150000b7090000000000000200000002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6600000001000000010000000b000000000000000100000002000000030000000400000005000000060000000700000008000000090000000a00000004000000640062006f0000000f0000004100720062006900740072006f005000610072007400690064006f0000002143341208000000151500003a1000007856341207000000140100004100720062006900740072006f007300000000004c004f0047000000a490f507580200060e47a8<text:soft-page-break/>63060c00808e0059600700000007000000000000004e004f0043004800450043004b0000000b47a86300000080930059600300000007000000000000004e004f005400000000000000000000000447a86359020080980059600400000007000000000000004e0055004c004c00000000005802ffff0147a863130000809d0059600600000007000000000000004e0055004c004c004900460000007509fa47a863e0450080a20059600200000007000000000000004f0046000000000000000000ec860200f747000000000000000000000100000005000000540000002c0000002c0000002c0000003400000000000000000000009624000077140000000000002d010000070000000c000000070000001c010000bc07000054060000d0020000840300007602000038040000460500002a03000046050000ae060000920400000000000001000000151500003a10000000000000050000000500000002000000020000001c010000ab0900000000000001000000c7110000ff05000000000000010000000100000002000000020000001c010000bc0700000100000000000000c7110000ed03000000000000000000000000000002000000020000001c010000bc0700000000000000000000072c0000de20000000000000000000000d00000004000000040000001c010000bc07000024090000a005000078563412040000005a00000001000000010000000b000000000000000100000002000000030000000400000005000000060000000700000008000000090000000a00000004000000640062006f000000090000004100720062006900740072006f007300000002000b00781e0000609f000015150000609f00000000000002000000f0f0f00000000000000000000000000000000000010000000500000000000000831200000fa00000880e00005801000032000000010000020000880e000058010000020000000000050000800800008001000000150001000000900144420100065461686f6d611a0046004b005f004100720062006900740072006f005000610072007400690064006f005f004100720062006900740072006f00730021433412080000001515000066120000785634120700000014010000430061006e006300680061007300000000000080b60059600400000007000000000000004f004e00430045000000000000000000e347a8635d020080bb0059600400000007000000000000004f004e004c005900000000005c02ffffdc47a86313000080c00059600400000007000000000000004f00500045004e000000730932237509d947a863e0450080c50059600600000007000000000000004f005000540049004f004e0000000200d247a86300000080ca0059600200000007000000000000004f00520000002c09ffffffff10f2f507cf47a8635e020080cf0059600500000007000000000000004f00000000000000000000000100000005000000540000002c0000002c0000002c0000003400000000000000000000009624000088160000000000002d010000080000000c000000070000001c010000bc07000054060000d0020000840300007602000038040000460500002a03000046050000ae0600009204000000000000010000001515000066120000000000000600000006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5800000001000000010000000b000000000000000100000002000000030000000400000005000000060000000700000008000000090000000a00000004000000640062006f00000008000000430061006e00630068006100730000002143341208000000151500003a100000785634120700000014010000430061007400650067006f00720069006100730000003800360029005c004d006900630072006f0073006f00660074002000530051004c0020005300650072007600650072005c003100300030005c0054006f006f006c0073005c00420069006e006e005c00560053005300680065006c006c005c0043006f006d006d006f006e0037005c0054006f006f006c0073005c005600440054003b003b0043003a005c00500072006f006700720061006d002000460069006c00650073002000280078003800360029005c004d006900630072006f0073006f00660074002000530051004c0020005300650072007600000000000000000000000100000005000000540000002c0000002c0000002c0000003400000000000000000000009624000077140000000000002d010000070000000c000000070000001c010000bc07000054060000d0020000840300007602000038040000460500002a03000046050000ae060000920400000000000001000000151500003a10000000000000050000000500000002000000020000001c010000ab09000</text:p>
      <text:p text:style-name="Standard">00000000001000000c7110000ff05000000000000010000000100000002000000020000001c010000bc0700000100000000000000c7110000ed03000000000000000000000000000002000000020000001c010000bc0700000000000000000000072c0000de20000000000000000000000d00000004000000040000001c010000bc07000024090000a005000078563412040000005e0000000100000001000000<text:soft-page-break/>0b000000000000000100000002000000030000000400000005000000060000000700000008000000090000000a00000004000000640062006f0000000b000000430061007400650067006f00720069006100730000002143341208000000151500000e0e000078563412070000001401000043006c00750062006500730000006f00770073003b0043003a005c00500072006f006700720061006d002000460069006c00650073005c0043006f006d006d006f006e002000460069006c00650073005c004d006900630072006f0073006f006600740020005300680061007200650064005c00570069006e0064006f007700730020004c006900760065003b0043003a005c00500072006f006700720061006d002000460069006c00650073002000280078003800360029005c0043006f006d006d006f006e002000460069006c00650073005c004d006900630072006f0073006f0066007400200053006800000000000000000000000100000005000000540000002c0000002c0000002c0000003400000000000000000000009624000077140000000000002d010000070000000c000000070000001c010000bc07000054060000d0020000840300007602000038040000460500002a03000046050000ae060000920400000000000001000000151500000e0e000000000000040000000400000002000000020000001c010000ab0900000000000001000000c7110000ff05000000000000010000000100000002000000020000001c010000bc0700000100000000000000c7110000ed03000000000000000000000000000002000000020000001c010000bc0700000000000000000000072c0000de20000000000000000000000d00000004000000040000001c010000bc07000024090000a005000078563412040000005600000001000000010000000b000000000000000100000002000000030000000400000005000000060000000700000008000000090000000a00000004000000640062006f0000000700000043006c007500620065007300000002000b00055200004c680000685b00004c6800000000000002000000f0f0f00000000000000000000000000000000000010000000a00000000000000df4f0000fb680000110d0000580100003a000000010000020000110d000058010000020000000000050000800800008001000000150001000000900144420100065461686f6d61150046004b005f0050006500720073006f006e00610043006c00750062005f0043006c007500620065007300214334120800000015150000e30b000078563412070000001401000045006d0070006c006500610064006f0073000000740065006d00330032005c005700620065006d003b0043003a005c00570069006e0064006f00770073005c00530079007300740065006d00330032005c00570069006e0064006f007700730050006f007700650072005300680065006c006c005c00760031002e0030005c003b0043003a005c00500072006f006700720061006d002000460069006c00650073002000280078003800360029005c00410054004900200054006500630068006e006f006c006f0067006900650073005c004100540049002e004100430045005c0043006f00720065002d005300000000000000000000000100000005000000540000002c0000002c0000002c0000003400000000000000000000009624000077140000000000002d010000070000000c000000070000001c010000bc07000054060000d0020000840300007602000038040000460500002a03000046050000ae06000092040000000000000100000015150000e30b000000000000030000000300000002000000020000001c010000ab0900000000000001000000c7110000ff05000000000000010000000100000002000000020000001c010000bc0700000100000000000000c7110000ed03000000000000000000000000000002000000020000001c010000bc0700000000000000000000072c0000de20000000000000000000000d00000004000000040000001c010000bc07000024090000a005000078563412040000005c00000001000000010000000b000000000000000100000002000000030000000400000005000000060000000700000008000000090000000a00000004000000640062006f0000000a00000045006d0070006c006500610064006f00730000002143341208000000151500000e0e000078563412070000001401000049006e0073006300720069007000630069006f006e0065007300000069006c00650073002000280078003800360029005c00570069006e0064006f007700730020004c006900760065005c005300680061007200650064003b0043003a005c00500072006f006700720061006d002000460069006c00650073002000280078003800360029005c004d006900630072006f0073006f00660074002000530051004c0020005300650072007600650072005c003100300030005c0054006f006f006c0073005c00420069006e006e005c003b0043003a005c00500072006f006700720061006d002000460069006c00000000000000000000000100000005000000540000002c0000002c0000002c0000003400000000000000000000009624000077140000000000002d010000070000000c000000070000001c010000bc07000054060000d0020000840300007602000038040000460500002a03000046050000ae060000920400000000000001000000151500000e0e000000000000040000000400000002000000020000001c010000ab0900000000000001000000c7110000ff05000000000000010000000100000002000000020000001c010000bc070000010000000000000<text:soft-page-break/>0c7110000ed03000000000000000000000000000002000000020000001c010000bc0700000000000000000000072c0000de20000000000000000000000d00000004000000040000001c010000bc07000024090000a005000078563412040000006400000001000000010000000b000000000000000100000002000000030000000400000005000000060000000700000008000000090000000a00000004000000640062006f0000000e00000049006e0073006300720069007000630069006f006e00650073000000214334120800000015150000b709000078563412070000001401000049006e0073006300720069007000630069006f006e00650073004a0075006700610064006f0072000000660074002000530051004c0020005300650072007600650072005c003100300030005c0054006f006f006c0073005c00420069006e006e005c00560053005300680065006c006c005c0043006f006d006d006f006e0037005c004900440045005c003b0043003a005c00500072006f006700720061006d002000460069006c00650073002000280078003800360029005c004d006900630072006f0073006f006600740020004100530050002e004e00450054005c004100530050002e004e0045005400000000000000000000000100000005000000540000002c0000002c0000002c0000003400000000000000000000009624000077140000000000002d010000070000000c000000070000001c010000bc07000054060000d0020000840300007602000038040000460500002a03000046050000ae06000092040000000000000100000015150000b7090000000000000200000002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7200000001000000010000000b000000000000000100000002000000030000000400000005000000060000000700000008000000090000000a00000004000000640062006f0000001500000049006e0073006300720069007000630069006f006e00650073004a0075006700610064006f0072000000214334120800000015150000972100007856341207000000140100004a0075006700610064006f0072006500730000005f0049006e007300720069007000630069006f006e00650073004a0075006700610064006f0072005f0050006500720073006f006e0061007300270000000000040000000100000004c5a463700000801c00200069006e0064002e00690073005f0075006e0069007100750065002c00200069006e0064002e00690067006e006f00720065005f006400750070005f006b00650079002c00200069006e0064002e00690073005f007000720069006d0009c5a463790000802900650079002c00200069006e0064002e00690073005f0075006e00690071007500000000000000000000000100000005000000540000002c0000002c0000002c00000034000000000000000000000096240000de200000000000002d0100000d0000000c000000070000001c010000bc07000054060000d0020000840300007602000038040000460500002a03000046050000ae0600009204000000000000010000001515000097210000000000000d0000000c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5c00000001000000010000000b000000000000000100000002000000030000000400000005000000060000000700000008000000090000000a00000004000000640062006f0000000a0000004a0075006700610064006f00720065007300000002000b00f465000002d00000f4650000d3c600000000000002000000f0f0f00001000000000000000000000000000000010000001000000000000000a36600009bc900003f12000058010000400000000100000200003f12000058010000020000000000050000800800008001000000150001000000900144420100065461686f6d611e0046004b005f004a0075006700610064006f007200430061007400650067006f007200690061005f00430061007400650067006f0072006900610073002143341208000000151500000e0e00007856341207000000140100004c006f00630061006c00690064006100640065007300000064002e00690073005f006800790070006f0074006800650074006900630061006c002c002fc5a4636e000080430061006c006c006f0077005f0072006f0077005f006c006f0063006b0073002c00200069006e0064002e0061006c006c006f0077005f0070006100670065005f006c006f0063006b0073002c00200063006f006e007600650072007400280030c5a46374000080500049006e00640065007800500072006f0070006500720074007900280069006e0064002e006f0062006a006500630074005f00690064002c00200069006e006400000000000000000000000100000005000000540000002c0000002c0000002c0000003400000000000000000000009624000077140000000000002d01<text:soft-page-break/>0000070000000c000000070000001c010000bc07000054060000d0020000840300007602000038040000460500002a03000046050000ae060000920400000000000001000000151500000e0e0000000000000400000004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6000000001000000010000000b000000000000000100000002000000030000000400000005000000060000000700000008000000090000000a00000004000000640062006f0000000c0000004c006f00630061006c0069006400610064006500730000002143341208000000151500000e0e00007856341207000000140100004c006f00670069006e000000740065002c00200069006e0064005f0056c5a4636c0000806a006e006400650078005f0063006f006c0075006d006e005f00690064002c00200063006f006c002e006e0061006d006500200061007300200063006f006c0075006d006e005f006e004e0061006d0065002c00200069006e0064005f0063005bc5a4632e000080770079005f006f007200640069006e0061006c002c00200069006e0064005f0063006f006c002e00690073005f00640065007300630065006e00640069006e0067005f006b00650079002c00200069006e0064005f0063006f006c002e0069006cc5000000000000000000000100000005000000540000002c0000002c0000002c00000034</text:p>
      <text:p text:style-name="Standard">00000000000000000000009624000077140000000000002d010000070000000c000000070000001c010000bc07000054060000d0020000840300007602000038040000460500002a03000046050000ae060000920400000000000001000000151500000e0e000000000000040000000400000002000000020000001c010000ab0900000000000001000000c7110000ff05000000000000010000000100000002000000020000001c010000bc0700000100000000000000c7110000ed03000000000000000000000000000002000000020000001c010000bc0700000000000000000000072c0000de20000000000000000000000d00000004000000040000001c010000bc07000024090000a005000078563412040000005400000001000000010000000b000000000000000100000002000000030000000400000005000000060000000700000008000000090000000a00000004000000640062006f000000060000004c006f00670069006e000000214334120800000015150000e30b000078563412070000001401000050006100690073006500730000005f006900640020002c00200069006e0064002e0064006100740061005f00730070006100630065005f006900640020002000660072006f006d0020007300790073002e0069006e00640065007800650073002000690082c6a463200000809e006600740020006f00750074006500720020006a006f0069006e0020007300790073002e0073007400610074007300200073007400610020006f006e0020007300740061002e006f0062006a006500630074005f006900640020003d00200097c6a46364000080ab0062006a006500630074005f0069006400200061006e006400000000000000000000000100000005000000540000002c0000002c0000002c0000003400000000000000000000009624000077140000000000002d010000070000000c000000070000001c010000bc07000054060000d0020000840300007602000038040000460500002a03000046050000ae06000092040000000000000100000015150000e30b000000000000030000000300000002000000020000001c010000ab0900000000000001000000c7110000ff05000000000000010000000100000002000000020000001c010000bc0700000100000000000000c7110000ed03000000000000000000000000000002000000020000001c010000bc0700000000000000000000072c0000de20000000000000000000000d00000004000000040000001c010000bc07000024090000a005000078563412040000005600000001000000010000000b000000000000000100000002000000030000000400000005000000060000000700000008000000090000000a00000004000000640062006f000000070000005000610069007300650073000000214334120800000015150000b70900007856341207000000140100005000610072007400690064006f0049006e0073006300720069007000630069006f006e00000069006e006e006500720020006a006f0069006e0020007300790073002e00adc6a4636c000080c5006e007300200063006f006c0020006f006e00200063006f006c002e006f0062006a006500630074005f006900640020003d00200069006e0064005f0063006f006c002e006f0062006a006500630074005f0069006400200061006e006400bec6a4636f000080d20063006f006c0075006d006e005f006900640020003d00200069006e0064005f0063006f006c002e0063006f006c0075006d006e005f006900000000000000000000000100000005000000540000002c0000002c0000002c0000003400000000000000000000009624000077140000000000002d010000070000000c000000070000001c010000bc07000054060000d0020000840300007602000038040000460500<text:soft-page-break/>002a03000046050000ae06000092040000000000000100000015150000b7090000000000000200000002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6e00000001000000010000000b000000000000000100000002000000030000000400000005000000060000000700000008000000090000000a00000004000000640062006f000000130000005000610072007400690064006f0049006e0073006300720069007000630069006f006e00000002000b00c8190000d4df0000c8190000cbd600000000000002000000f0f0f00000000000000000000000000000000000010000001600000000000000771a0000c9d9000043130000580100003d0000000100000200004313000058010000020000000000050000800800008001000000150001000000900144420100065461686f6d61230046004b005f005000610072007400690064006f0049006e0073006300720069007000630069006f006e005f0049006e0073006300720069007000630069006f006e0065007300214334120800000015150000661200007856341207000000140100005000610072007400690064006f00730000006d0069006e002c00200049006e00640042002e0062006f0075006e00640069006e0067005f0062006f0078005f0079006d0069006e002c00200049006e00640042002e0062006f0075006e00640069006e0067005f0062006f0078005f0078006d00610078002c00200049006e00640042002e0062006f0075006e00640069006e0067005f0062006f0078005f0079006d00610078002c00200049006e00640042002e006c006500760065006c005f0031005f0067007200690064002c00200049006e00640042002e006c006500760065006c005f0032005f006700000000000000000000000100000005000000540000002c0000002c0000002c0000003400000000000000000000009624000088160000000000002d010000080000000c000000070000001c010000bc07000054060000d0020000840300007602000038040000460500002a03000046050000ae0600009204000000000000010000001515000066120000000000000600000006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5a00000001000000010000000b000000000000000100000002000000030000000400000005000000060000000700000008000000090000000a00000004000000640062006f000000090000005000610072007400690064006f007300000004000b00c8190000f4b00000c819000025a900008c0a000025a900008c0a000067a400000000000002000000f0f0f00000000000000000000000000000000000010000001900000000000000b11300001ea70000a50e00005801000034000000010000020000a50e000058010000020000000000050000800800008001000000150001000000900144420100065461686f6d611a0046004b005f004100720062006900740072006f005000610072007400690064006f005f005000610072007400690064006f00730002000b00c81900005ac30000c819000014cd00000000000002000000f0f0f00000000000000000000000000000000000010000001b00000000000000771a00008bc70000ac1000005801000032000000010000020000ac10000058010000020000000000050000800800008001000000150001000000900144420100065461686f6d611e0046004b005f005000610072007400690064006f0049006e0073006300720069007000630069006f006e005f005000610072007400690064006f007300214334120800000015150000c323000078563412070000001401000050006500720073006f006e00610073000000630074002c00200069006e0064005f0063006f006c002e0069006e006400650078005f0063006f006c0075006d006e005f00690064002c00200063006f006c002e006e0061006d006500200061007300200063006f006c0075006d006e005f006e004e0061006d0065002c00200069006e0064005f0063006f006c002e006b00650079005f006f007200640069006e0061006c002c00200069006e0064005f0063006f006c002e00690073005f00640065007300630065006e00640069006e0067005f006b00650079002c00200069006e0064005f0063006f006c00000000000000000000000100000005000000540000002c0000002c0000002c00000034000000000000000000000096240000de200000000000002d0100000d0000000c000000070000001c010000bc07000054060000d0020000840300007602000038040000460500002a03000046050000ae06000092040000000000000100000015150000c3230000000000000e0000000c00000002000000020000001c010000ab0900000000000001000000c71100001008000000000000020000000200000002000000020000001c010000bc0700000100000000000000c7110000ed03000000000000000000000<text:soft-page-break/>000000002000000020000001c010000bc0700000000000000000000072c0000de20000000000000000000000d00000004000000040000001c010000bc07000024090000a005000078563412040000005a00000001000000010000000b000000000000000100000002000000030000000400000005000000060000000700000008000000090000000a00000004000000640062006f0000000900000050006500720073006f006e0061007300000002000b007c470000a23000007c4700006d2700000200000002000000f0f0f00000000000000000000000000000000000010000001e000000000000002b480000162b0000680d00005801000035000000010000020000680d000058010000020000000000050000800800008001000000150001000000900144420100065461686f6d61150046004b005f0045006d0070006c006500610064006f0073005f0050006500720073006f006e006100730004000b008e440000655400008e440000805b000004290000805b000004290000c29700000200000002000000f0f0f00000000000000000000000000000000000010000002000000000000000641c000023680000f10b00005801000034000000010000020000f10b000058010000020000000000050000800800008001000000150001000000900144420100065461686f6d61140046004b005f004100720062006900740072006f0073005f0050006500720073006f006e006100730004000b006c840000c05d00006c840000185a0000d4490000185a0000d4490000655400000200000002000000f0f0f0000100000000000000000000000000000001000000220000000000000058610000115800007a0a0000580100003a0000000100000200007a0a000058010000020000000000050000800800008001000000150001000000900144420100065461686f6d61110046004b005f0050006500720073006f006e00610073005f004c006f00670069006e0004000b00124800006554000012480000cc5a0000f4650000cc5a0000f46500003ca500000000000002000000f0f0f00000000000000000000000000000000000010000002400000000000000ec530000086e00005911000058010000320000000100000200005911000058010000020000000000050000800800008001000000150001000000900144420100065461686f6d611c0046004b005f004a0075006700610064006f007200430061007400650067006f007200690061005f0050006500720073006f006e006100730004000b008d33000040380000203500004038000020350000cc420000f03c0000cc4200000000000002000000f0f0f000000000000000000000000000000000000100000026000000000000009726000011430000da0d0000580100003b000000010000020000da0d000058010000020000000000050000800800008001000000150001000000900144420100065461686f6d61170046004b005f0050006500720073006f006e00610073005f004c006f00630061006c0069006400610064006500730002000b0005520000cc420000685b0000cc4200000000000002000000f0f0f00000000000000000000000000000000000010000002800000000000000c64c00007b43000079120000580100003a0000000100000200007912000058010000020000000000050000800800008001000000150001000000900144420100065461686f6d611f0046004b005f0049006e007300720069007000630069006f006e00650073004a0075006700610064006f0072005f0050006500720073006f006e006100730004000b00504600006554000050460000805b0000f4650000805b0000f4650000186000000000000002000000f0f0f00000000000000000000000000000000000010000002a00000000000000ae4600002f5c00006b0e000058010000340000000100000200006b0e000058010000020000000000050000800800008001000000150001000000900144420100065461686f6d61170046004b005f0050006500720073006f006e00610043006c00750062005f0050006</text:p>
      <text:p text:style-name="Standard">500720073006f006e00610073002143341208000000151500000e0e0000785634120700000014010000500072006f00760069006e00630069006100730000006f00750074006500720020006a006f0069006e0020007300790073002e007300700061007400690061006c005f0069006e006400650078005f00740065007300730065006c006c006100740069006f006e007300200049006e006400420020006f006e00200049006e00640042002e006f0062006a006500630074005f006900640020003d00200049006e00640041002e006f0062006a006500630074005f0069006400200061006e006400200049006e00640042002e0069006e006400650078005f006900640020003d00200049006e00640041002e00000000000000000000000100000005000000540000002c0000002c0000002c0000003400000000000000000000009624000077140000000000002d010000070000000c000000070000001c010000bc07000054060000d0020000840300007602000038040000460500002a03000046050000ae060000920400000000000001000000151500000e0e000000000000040000000400000002000000020000001c010000ab0900000000000001000000c71100001008000000000000020000000200000002000000020000001c010000bc0700000100000000000000c7110000ed03000000000000000000000000000002000000020000001c010000bc0700000000000000000000072c0000de20000000000000000000000d000000040<text:soft-page-break/>00000040000001c010000bc07000024090000a005000078563412040000005e00000001000000010000000b000000000000000100000002000000030000000400000005000000060000000700000008000000090000000a00000004000000640062006f0000000b000000500072006f00760069006e006300690061007300000002000b001515000040380000781e0000403800000000000002000000f0f0f00000000000000000000000000000000000010000002d0000000000000048120000ef3800004e0e000058010000390000000100000200004e0e000058010000020000000000ffffff000800008001000000150001000000900144420100065461686f6d61190046004b005f004c006f00630061006c006900640061006400650073005f00500072006f00760069006e00630069006100730002000b008c0a0000a84800008c0a0000463f00000000000002000000f0f0f00000000000000000000000000000000000010000002f000000000000003b0b0000904200007d0b0000580100003b0000000100000200007d0b000058010000020000000000ffffff000800008001000000150001000000900144420100065461686f6d61140046004b005f00500072006f00760069006e0063006900610073005f00500061006900730065007300214334120800000015150000e30b0000785634120700000014010000500075006e0074006f00730054006f0072006e0065006f00000020007300740020006f006e002000730074002e006f0062006a006500630074005f006900640020003d00200049006e00740054002e006f0062006a006500630074005f0069006400200061006e0064002000730074002e00730074006100740073005f006900640020003d0020003100290020006f006e00200049006e00740054002e0070006100720065006e0074005f006900640020003d00200049006e00640041002e006f0062006a006500630074005f0069006400200061006e0064002000200049006e00740054002e00700061007200000000000000000000000100000005000000540000002c0000002c0000002c0000003400000000000000000000009624000077140000000000002d010000070000000c000000070000001c010000bc07000054060000d0020000840300007602000038040000460500002a03000046050000ae06000092040000000000000100000015150000e30b000000000000030000000300000002000000020000001c010000ab0900000000000001000000c7110000ed03000000000000000000000000000002000000020000001c010000bc0700000100000000000000c7110000ed03000000000000000000000000000002000000020000001c010000bc0700000000000000000000072c0000de20000000000000000000000d00000004000000040000001c010000bc07000024090000a005000078563412040000006200000001000000010000000b000000000000000100000002000000030000000400000005000000060000000700000008000000090000000a00000004000000640062006f0000000d000000500075006e0074006f00730054006f0072006e0065006f0000002143341208000000151500009114000078563412070000001401000053006500640065007300000001000000010000008100000081000000810000008100000081000000810000000400000001000000e112a3636f000080120020004e00270043004f004c0055004d004e0027002c0020004e002700500075006e0074006f00730027000000270000000000d8130000f912a363000000801a000000d8130000720600000000000072060000d8130000080700000000000008070000d81300009e070000000000009e070000d8130000f112a3630000008022000000d8130000ca08000000000000ca080000d8130000600900000000000060090000d8130000f609000000000000f609000000000000000000000100000005000000540000002c0000002c0000002c0000003400000000000000000000009624000099180000000000002d010000090000000c000000070000001c010000bc07000054060000d0020000840300007602000038040000460500002a03000046050000ae060000920400000000000001000000151500009114000000000000070000000700000002000000020000001c010000ab0900000000000001000000c71100001008000000000000020000000200000002000000020000001c010000bc0700000100000000000000c7110000ed03000000000000000000000000000002000000020000001c010000bc0700000000000000000000072c0000de20000000000000000000000d00000004000000040000001c010000bc07000024090000a005000078563412040000005400000001000000010000000b000000000000000100000002000000030000000400000005000000060000000700000008000000090000000a00000004000000640062006f0000000600000053006500640065007300000002000b00f03c00004c6800008d3300004c6800000000000002000000f0f0f0000000000000000000000000000000000001000000330000000000000075330000456600009309000058010000330000000100000200009309000058010000020000000000ffffff000800008001000000150001000000900144420100065461686f6d610f0046004b005f00530065006400650073005f0043006c00750062006500730002000b00042900005172000004290000a27b00000000000002000000f0f0f00000000000000000000000000000000000010000003500000000000000bf1d000065760000960a00005801000033000000010000020000960a000058010000020<text:soft-page-break/>000000000ffffff000800008001000000150001000000900144420100065461686f6d61100046004b005f00430061006e0063006800610073005f0053006500640065007300214334120800000015150000c323000078563412070000001401000054006f0072006e0065006f00730000002000280078003800360029005c004d006900630072006f0073006f00660074002000530051004c0020005300650072007600650072005c003100300030005c0054006f006f006c0073005c00420069006e006e005c00560053005300680065006c006c005c0043006f006d006d006f006e0037005c0054006f006f006c0073005c005600440054003b003b0043003a005c00500072006f006700720061006d002000460069006c00650073002000280078003800360029005c004d006900630072006f0073006f00660074002000530051004c0020005300650072007600000000000000000000000100000005000000540000002c0000002c0000002c00000034000000000000000000000096240000de200000000000002d0100000d0000000c000000070000001c010000bc07000054060000d0020000840300007602000038040000460500002a03000046050000ae06000092040000000000000100000015150000c3230000000000000e0000000c00000002000000020000001c010000ab0900000000000001000000c7110000210a000000000000030000000300000002000000020000001c010000bc0700000100000000000000c7110000ed03000000000000000000000000000002000000020000001c010000bc0700000000000000000000072c0000de20000000000000000000000d00000004000000040000001c010000bc07000024090000a005000078563412040000005800000001000000010000000b000000000000000100000002000000030000000400000005000000060000000700000008000000090000000a00000004000000640062006f0000000800000054006f0072006e0065006f007300000004000b00685b000036d80000d559000036d80000d55900001ec30000055200001ec300000000000002000000f0f0f00000000000000000000000000000000000010000003800000000000000845a0000fcc70000f40c00005801000034000000010000020000f40c000058010000020000000000ffffff000800008001000000150001000000900144420100065461686f6d61150046004b005f0054006f0072006e0065006f0073005f00430061007400650067006f00720069006100730002000b007c470000526f00007c470000f4b000000000000002000000f0f0f00000000000000000000000000000000000010000003a00000000000000193c000049900000b40a00005801000033000000010000020000b40a000058010000020000000000ffffff000800008001000000150001000000900144420100065461686f6d61110046004b005f0054006f0072006e0065006f0073005f0043006c00750062006500730004000b00f03c00001ec30000203500001ec300002035000054ba00005124000054ba00000000000002000000f0f0f00000000000000000000000000000000000010000003c000000000000003f3300004db800007d0b000058010000390000000100000200007d0b000058010000020000000000ffffff000800008001000000150001000000900144420100065461686f6d61130046004b005f005000610072007400690064006f0073005f0054006f0072006e0065006f00730005000b00863d0000f4b00000863d0000147900000bf8ffff147900000bf8ffff5c2b0000000000005c2b00000000000002000000f0f0f00000000000000000000000000000000000010000003e00000000000000bb0700000d770000a50e00005801000034000000010000020000a50e000058010000020000000000ffffff000800008001000000150001000000900144420100065461686f6d61170046004b005f00500075006e0074006f00730054006f0072006e0065006f005f0054006f0072006e0065006f007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fefffffffeffffff0400000005000000060000000700000008000000090000000a0000000b0000000c0000000d0000000e0000000f000000100000001100000012000000130000001400000015000000160000001700000018000000fefffffffeffffffffffffffffffffffffffffffffffffffffffffffffffffffffffffffffffffffffffffffffffffffffffffffffffffffffffffffffffffffffffffffffffffffffffffffffffffffffffffffffffffffffffffffffffffffffffffffffffffffffffffffffffffff<text:soft-page-break/>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p>
      <text:p text:style-name="Standard">ffffffffffffffffffffffffffffffffffffffffffffffffffffffffffffffffffffffffffffffffffffffffffffffffffffffffffffffffffffffffffffffffffffffffffffffffffffffffffffffffffffffffffffffffffffffffffffffffffffffffffffff0100feff030a0000ffffffff00000000000000000000000000000000170000004d6963726f736f66742044445320466f726d20322e300010000000456d626564646564204f626a6563740000000000f439b271000000000000000000000000000000000000000000000000000000000000000000000000000000000000000000010003000000000000000c0000000b0000004e61bc00000000000000000000000000000000000000000000000000000000000000000000000000000000000000dbe6b0e91c81d011ad5100a0c90f57390000020050167f4cfb90cc01020200001048450000000000000000000000000000000000600100004400610074006100200053006f0075007200630065003d004e00490043004f002d004400450053004b003b0049006e0069007400690061006c00200043006100740061006c006f0067003d0053006c0061006d00440042003b0049006e00740065006700720061007400650064002000530065006300750072006900740079003d0054007200750065003b004d0075006c007400690070006c00650041006300740069007600650052006500730075006c00740053006500740073003d00460061006c00730065003b005000610063006b00650074002000530069007a0065003d0034003000390036003b004100700070006c00690063006100740069006f006e0020004e0061000300440064007300530074007200650061006d000000000000000000000000000000000000000000000000000000000000000000000000000000000000000000160002000300000006000000ffffffff00000000000000000000000000000000000000000000000000000000000000000000000032000000473600000000000053006300680065006d00610020005500440056002000440065006600610075006c0074000000000000000000000000000000000000000000000000000000000026000200ffffffffffffffffffffffff000000000000000000000000000000000000000000000000000000000000000000000000020000001600000000000000440053005200450046002d0053004300480045004d0041002d0043004f004e00540045004e0054005300000000000000000000000000000000000000000000002c0002010500000007000000ffffffff00000000000000000000000000000000000000000000000000000000000000000000000003000000600500000000000053006300680065006d00610020005500440056002000440065006600610075006c007400200050006f007300740020005600360000000000000000000000000036000200ffffffffffffffffffffffff0000000000000000000000000000000000000000000000000000000000000000000000001900000012000000000000000c0000008bedffff020800000100260000007300630068005f006c006100620065006c0073005f00760069007300690062006c0065000000010000000b0000001e0000000000000000000000000000000000000064000000000000000000000000000000000000000000000000000100000001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200000002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<text:soft-page-break/>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300000003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40000000400000000000000460000000101286001000000640062006f00000046004b005f004100720062006900740072006f005000610072007400690064006f005f004100720062006900740072006f00730000000000000000000000c402000000000500000005000000040000000800000001733609a87336090000000000000000ad0f00000100000600000006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700000007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80000000800000000000000000000000000000000000000d002000006002800000041006300740069007600<text:soft-page-break/>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900000009000000000000003c0000000101596001000000640062006f00000046004b005f0050006500720073006f006e00610043006c00750062005f0043006c00750062006500730000000000000000000000c402000000000a0000000a000000090000000800000001053e0910053e090000000000000000ad0f00000100000b0000000b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</text:p>
      <text:p text:style-name="Standard">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c0000000c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d0000000d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<text:soft-page-break/>0030002c003200380034002c0030002c0031003900380030000000200000005400610062006c00650056006900650077004d006f00640065003a00340000000100000008003e00000034002c0030002c003200380034002c0030002c0031003900380030002c00310032002c0032003300340030002c00310031002c00310034003400300000000e0000000e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0f0000000f000000000000004e00000001ff596001000000640062006f00000046004b005f004a0075006700610064006f007200430061007400650067006f007200690061005f00430061007400650067006f00720069006100730000000000000000000000c4020000000010000000100000000f0000000800000001073e09d0073e090000000000000000ad0f00000100001100000011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1200000012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1300000013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<text:soft-page-break/>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1400000014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150000001500000000000000580000000101790001000000640062006f00000046004b005f005000610072007400690064006f0049006e0073006300720069007000630069006f006e005f0049006e0073006300720069007000630069006f006e006500730000000000000000000000c402000000001600000016000000150000000800000001ba3e09c0ba3e090000000000000000ad0f00000100001700000017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180000001800000000000000460000000101286001000000640062006f00000046004b005f004100720062006900740072006f005000610072007400690064006f005f005000610072007400690064006f00730000000000000000000000c402000000001900000019000000180000000800000001bb3e0980bb3e090000000000000000ad0f00000100001a0000001a000000000000004e00000001ff596001000000640062006f00000046004b005f005000610072007400690064006f0049006e0073006300720069007000630069006f006e005f005000610072007400690064006f00730000000000000000000000c402000000001b0000001b0000001a0000000800000001bb3e09c0bb3e</text:p>
      <text:p text:style-name="Standard">090000000000000000ad0f00000100001c0000001c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<text:soft-page-break/>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1d0000001d000000000000003c0000000101596001000000640062006f00000046004b005f0045006d0070006c006500610064006f0073005f0050006500720073006f006e006100730000000000000000000000c402000000001e0000001e0000001d00000008000000016b4109606b41090000000000000000ad0f00000100001f0000001f000000000000003a0000000101596001000000640062006f00000046004b005f004100720062006900740072006f0073005f0050006500720073006f006e006100730000000000000000000000c4020000000020000000200000001f00000008000000016b4109a06b41090000000000000000ad0f00000100002100000021000000000000003400000001ff370901000000640062006f00000046004b005f0050006500720073006f006e00610073005f004c006f00670069006e0000000000000000000000c4020000000022000000220000002100000008000000016b4109e06b41090000000000000000ad0f00000100002300000023000000000000004a00000001ff596001000000640062006f00000046004b005f004a0075006700610064006f007200430061007400650067006f007200690061005f0050006500720073006f006e006100730000000000000000000000c4020000000024000000240000002300000008000000016c4109206c41090000000000000000ad0f0000010000250000002500000000000000400000000101596001000000640062006f00000046004b005f0050006500720073006f006e00610073005f004c006f00630061006c0069006400610064006500730000000000000000000000c4020000000026000000260000002500000008000000016c4109606c41090000000000000000ad0f00000100002700000027000000000000005000000001ff596001000000640062006f00000046004b005f0049006e007300720069007000630069006f006e00650073004a0075006700610064006f0072005f0050006500720073006f006e006100730000000000000000000000c4020000000028000000280000002700000008000000016c4109a06c41090000000000000000ad0f0000010000290000002900000000000000400000000101596001000000640062006f00000046004b005f0050006500720073006f006e00610043006c00750062005f0050006500720073006f006e006100730000000000000000000000c402000000002a0000002a0000002900000008000000016c4109e06c41090000000000000000ad0f00000100002b0000002b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2c0000002c00000000000000440000000101286001000000640062006f00000046004b005f004c006f00630061006c006900640061006400650073005f00500072006f00760069006e00630069006100730000000000000000000000c402000000002d0000002d0000002c00000008000000016d4109e06d41090000000000000000ad0f00000100002e0000002e000000000000003a0000000101596001000000640062006f00000046004b005f00500072006f00760069006e0063006900610073005f0050006100690073006500730000000000000000000000c402000000002f0000002f0000002e00000008000000016e4109206e41090000000000000000ad0f0000010000300000003000000000000000000000000000000000000000d00200000600280000004100630074006900760065005400610062006c00650056006900650077004d006f006400650000000100000008000400000031000000200000005400610062006c006500<text:soft-page-break/>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3100000031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320000003200000000000000300000000101790001000000640062006f00000046004b005f00530065006400650073005f0043006c00750062006500730000000000000000000000c402000000003300000033000000320000000800000001844209808442090000000000000000ad0f00000100003400000034000000000000003200000001ff370901000000640062006f00000046004b005f00430061006e0063006800610073005f005300650064006500730000000000000000000000c402000000003500000035000000340000000800000001844209c08442090000000000000000ad0f0000010000360000003600000000000000000000000000000000000000d00200000600280000004100630074006900760065005400610062006c00650056006900650077004d006f006400650000000100000008000400000031000000200000005400610062006c00650056006900650077004d006f00640065003a00300000000100000008003a00000034002c0030002c003200380034002c0030002c0031003900380030002c0031002c0031003600320030002c0035002c0031003000380030000000200000005400610062006c00650056006900650077004d006f00640065003a00310000000100000008001e00000032002c0030002c003200380034002c0030002c0032003400370035000000200000005400610062006c00650056006900650077004d006f00640065003a00320000000100000008001e00000032002c0030002c003200380034002c0030002c0031003900380030000000200000005400610062006c00650056006900650077004d006f00640065003a00330000000100000008001e00000032002c0030002c003200380034002c0030002c0031003900380030000000200000005400610062006c00650056006900650077004d006f00640065003a00340000000100000008003e00000034002c0030002c003200380034002c0030002c0031003900380030002c00310032002c0032003300340030002c00310031002c00310034003400300000003700000037000000000000003c0000000101596001000000640062006f00000046004b005f0054006f0072006e0065006f0073005f00430061007400650067006f00720069006100730000000000000000000000c402000000003800000038000000370000000800000001854209808542090000000000000000ad0f00000100003900000039000000000000003400000001ff370901000000640062006f00000046004b005f0054006f0072006e0065006f0073005f0043006c00750062006500730000000000000000000000c402000000003a0000003a000000390000000800000001854209c08542090000000000000000ad0f00000100003b0000003b000000000000003800000001ff370901000000640062006f00000046004b005f005000610072007400690064006f0073005f0054006f0072006e0065006f00730000000000000000000000c402000000003c0000003c0000003b0000000800000001864209008642090000000000000000a<text:soft-page-break/>d0f00000100003d0000003d00000000000000400000000101596001000000640062006f00000046004b005f00500075006e0074006f00730054006f0072006e0065006f005f0054006f0072006e0065006f00730000000000000000000000c402000000003e0000003e0000003d00000008000000018f3709f08f37090000000000000000ad0f0000010000690000000400000003000000020000005e0000005500000037000000070000003600000060000000830000000f000000070000000e000000220000002300000039000000080000003600000023000000220000003200000008000000310000005c000000690000000900000008000000010000005d00000060000000150000000c00000014000000220000002300000025000000110000001c0000005d0000008200000021000000120000001c000000220000002b0000002e000000130000002b00000022000000230000001a000000170000001400000023000000220000001800000017000000020000002200000023000000290000001c000000010000001f00000022000000270000001c0000000d0000008300000056000000230000001c0000000e00000025000000220000001f0000001c0000000300000019000000220000001d0000001c0000000b00000022000000230000002c0000002b000000110000005d0000005c00000034000000310000000600000023000000220000003d0000003600000030000000000000006</text:p>
      <text:p text:style-name="Standard">a0000003b0000003600000017000000820000006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6d0065003d0022004d006900630072006f0073006f00660074002000530051004c00200053006500720076006500720020004d0061006e006100670065006d0065006e0074002000530074007500640069006f002200000000800500140000004400690061006700720061006d005f0030000000000226001a0000004100660069006c0069006100630069006f006e0065007300000008000000640062006f000000000226001e0000004100720062006900740072006f005000610072007400690064006f00000008000000640062006f00000000022600120000004100720062006900740072006f007300000008000000640062006f0000000002260010000000430061006e006300680061007300000008000000640062006f0000000002260016000000430061007400650067006f007200690061007300000008000000640062006f000000000226000e00000043006c007500620065007300000008000000640062006f000000000226001400000045006d0070006c006500610064006f007300000008000000640062006f000000000226001c00000049006e0073006300720069007000630069006f006e0065007300000008000000640062006f000000000226002a00000049006e0073006300720069007000630069006f006e00650073004a0075006700610064006f007200000008000000640062006f00000000022600140000004a0075006700610064006f00720065007300000008000000640062006f00000000022600180000004c006f00630061006c00690064006100640065007300000008000000640062006f000000000226000c0000004c006f00670069006e00000008000000640062006f000000000226000e000000500061006900730065007300000008000000640062006f00000000022600260000005000610072007400690064006f0049006e0073006300720069007000630069006f006e00000008000000640062006f00000000022600120000005000610072007400690064006f007300000008000000640062006f000000000226001200000050006500720073006f006e0061007300000008000000640062006f0000000002260016000000500072006f00760069006e006300690061007300000008000000640062006f000000000226001a000000500075006e0074006f00730054006f0072006e0065006f00000008000000640062006f000000000226000c00000053006500640065007300000008000000640062006f000000000224001000000054006f0072006e0065006f007300000008000000640062006f00000001000000d68509b3bb6bf2459ab8371664f0327008004e0000007b00310036003300340043004400440037002d0030003800380038002d0034003200450033002d0039004600410032002d004200360044003300320035003600330042003900310044007d00000000000000000000000<text:soft-page-break/>00000000000000000000000000000000000000000000000010003000000000000000c0000000b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62885214);</text:p>
      <text:p text:style-name="Standard"/>
      <text:p text:style-name="Standard">-- --------------------------------------------------------</text:p>
      <text:p text:style-name="Standard"/>
      <text:p text:style-name="Standard">--</text:p>
      <text:p text:style-name="Standard">-- Estructura de tabla para la tabla `torneos`</text:p>
      <text:p text:style-name="Standard">--</text:p>
      <text:p text:style-name="Standard"/>
      <text:p text:style-name="Standard">CREATE TABLE IF NOT EXISTS `torneos` (</text:p>
      <text:p text:style-name="Standard"><text:s text:c="2"/>`IdTorneo` int(11) NOT NULL AUTO_INCREMENT,</text:p>
      <text:p text:style-name="Standard"><text:s text:c="2"/>`Nombre` varchar(50) CHARACTER SET utf8 NOT NULL,</text:p>
      <text:p text:style-name="Standard"><text:s text:c="2"/>`FecInicio` varchar(10) CHARACTER SET utf8 NOT NULL,</text:p>
      <text:p text:style-name="Standard"><text:s text:c="2"/>`FecFin` varchar(10) CHARACTER SET utf8 DEFAULT NULL,</text:p>
      <text:p text:style-name="Standard"><text:s text:c="2"/>`FecInicInsc` varchar(10) CHARACTER SET utf8 NOT NULL,</text:p>
      <text:p text:style-name="Standard"><text:s text:c="2"/>`FecFinInsc` varchar(10) CHARACTER SET utf8 DEFAULT NULL,</text:p>
      <text:p text:style-name="Standard"><text:s text:c="2"/>`Cupo` int(11) NOT NULL,</text:p>
      <text:p text:style-name="Standard"><text:s text:c="2"/>`Sexo` varchar(9) CHARACTER SET utf8 NOT NULL,</text:p>
      <text:p text:style-name="Standard"><text:s text:c="2"/>`Tipo` int(11) NOT NULL,</text:p>
      <text:p text:style-name="Standard"><text:s text:c="2"/>`IdClub` int(11) NOT NULL,</text:p>
      <text:p text:style-name="Standard"><text:s text:c="2"/>`IdCategoria` int(11) NOT NULL,</text:p>
      <text:p text:style-name="Standard"><text:s text:c="2"/>`TipoInscripcion` tinyint(4) NOT NULL,</text:p>
      <text:p text:style-name="Standard"><text:s text:c="2"/>`Superficie` int(11) NOT NULL,</text:p>
      <text:p text:style-name="Standard"><text:s text:c="2"/>`Estado` int(11) NOT NULL,</text:p>
      <text:p text:style-name="Standard"><text:s text:c="2"/>PRIMARY KEY (`IdTorneo`)</text:p>
      <text:p text:style-name="Standard">) ENGINE=InnoDB <text:s/>DEFAULT CHARSET=latin1 AUTO_INCREMENT=9 ;</text:p>
      <text:p text:style-name="Standard"/>
      <text:p text:style-name="Standard">--</text:p>
      <text:p text:style-name="Standard">-- Volcar la base de datos para la tabla `torneos`</text:p>
      <text:p text:style-name="Standard">--</text:p>
      <text:p text:style-name="Standard"/>
      <text:p text:style-name="Standard">INSERT INTO `torneos` (`IdTorneo`, `Nombre`, `FecInicio`, `FecFin`, `FecInicInsc`, `FecFinInsc`, `Cupo`, `Sexo`, `Tipo`, `IdClub`, `IdCategoria`, `TipoInscripcion`, `Superficie`, `Estado`) VALUES</text:p>
      <text:p text:style-name="Standard">(4, 'Prueba', '2011-10-20', '2011-10-21', '2011-10-17', '2011-10-18', 32, 'Masculino', 1, 17, 9, -1, 0, 3),</text:p>
      <text:p text:style-name="Standard">(5, 'Torneos para viejos', '2011-10-22', '2011-10-24', '2011-10-18', '2011-10-18', 8, 'Masculino', 0, 17, 10, 0, 0, 2),</text:p>
      <text:p text:style-name="Standard">(6, 'ATP Master Series Mega Pro', '2011-10-22', '2011-10-23', '2011-10-19', '2011-10-20', 32, 'Mixto', 0, 17, 9, -1, 1, 2),</text:p>
      <text:p text:style-name="Standard">(7, 'Test 8 Jugadores', '2011-10-21', '2011-10-25', '2011-10-21', '2011-10-22', 8, 'Masculino', 0, 17, 10, 0, 0, 2),</text:p>
      <text:p text:style-name="Standard">(8, 'Prueba Reporte', '2011-10-23', '2011-10-24', '2011-10-21', '2011-10-22', 8, 'Masculino', 0, 17, <text:soft-page-break/>10, 0, 0, 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56S</meta:editing-duration>
    <meta:editing-cycles>3</meta:editing-cycles>
    <meta:generator>OpenOffice.org/3.2$Win32 OpenOffice.org_project/320m12$Build-9483</meta:generator>
    <dc:date>2011-10-22T20:10:02.94</dc:date>
    <meta:document-statistic meta:table-count="0" meta:image-count="0" meta:object-count="0" meta:page-count="37" meta:paragraph-count="418" meta:word-count="2016" meta:character-count="123828"/>
    <dc:creator>Eric Brogin</dc:creator>
    <meta:user-defined meta:name="Info 1"/>
    <meta:user-defined meta:name="Info 2"/>
    <meta:user-defined meta:name="Info 3"/>
    <meta:user-defined meta:name="Info 4"/>
  </office:meta>
</office:document-meta>
</file>